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E7000000F2CAE5C957.png" manifest:media-type="image/png"/>
  <manifest:file-entry manifest:full-path="Pictures/100000000000022E000000AC461A6D73.png" manifest:media-type="image/png"/>
  <manifest:file-entry manifest:full-path="Pictures/1000000000000259000003065C3945F6.png" manifest:media-type="image/png"/>
  <manifest:file-entry manifest:full-path="Pictures/10000000000002EF0000012F49AE5B3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804aaf" officeooo:paragraph-rsid="00804aaf" style:font-weight-asian="bold" style:font-weight-complex="bold"/>
    </style:style>
    <style:style style:name="P2" style:family="paragraph" style:parent-style-name="Standard">
      <style:text-properties officeooo:rsid="001aae12" officeooo:paragraph-rsid="001aae12"/>
    </style:style>
    <style:style style:name="P3" style:family="paragraph" style:parent-style-name="Standard">
      <style:text-properties fo:font-weight="bold" officeooo:rsid="0080bec8" officeooo:paragraph-rsid="0080bec8" style:font-weight-asian="bold" style:font-weight-complex="bold"/>
    </style:style>
    <style:style style:name="P4" style:family="paragraph" style:parent-style-name="Standard">
      <style:text-properties fo:font-size="10pt" officeooo:rsid="001d77c0" officeooo:paragraph-rsid="001d77c0" style:font-size-asian="8.75pt" style:font-size-complex="10pt"/>
    </style:style>
    <style:style style:name="P5" style:family="paragraph" style:parent-style-name="Standard">
      <style:paragraph-properties fo:text-align="justify" style:justify-single-word="false"/>
      <style:text-properties fo:font-size="10pt" officeooo:rsid="001d77c0" officeooo:paragraph-rsid="001d77c0" style:font-size-asian="10pt" style:font-size-complex="10pt"/>
    </style:style>
    <style:style style:name="P6" style:family="paragraph" style:parent-style-name="Standard">
      <style:text-properties fo:font-size="10pt" officeooo:rsid="001d77c0" officeooo:paragraph-rsid="001d77c0" style:font-size-asian="10pt" style:font-size-complex="10pt"/>
    </style:style>
    <style:style style:name="P7" style:family="paragraph" style:parent-style-name="Standard">
      <style:text-properties fo:font-size="10pt" style:text-underline-style="none" officeooo:rsid="001d77c0" officeooo:paragraph-rsid="001d77c0" style:font-size-asian="10pt" style:font-size-complex="10pt"/>
    </style:style>
    <style:style style:name="P8" style:family="paragraph" style:parent-style-name="Standard">
      <style:paragraph-properties fo:text-align="start" style:justify-single-word="false"/>
      <style:text-properties fo:font-size="10pt" style:text-underline-style="none" officeooo:rsid="001d77c0" officeooo:paragraph-rsid="001d77c0" style:font-size-asian="10pt" style:font-size-complex="10pt"/>
    </style:style>
    <style:style style:name="P9" style:family="paragraph">
      <loext:graphic-properties draw:fill="solid" draw:fill-color="#ffffff"/>
      <style:text-properties fo:font-size="10pt" style:font-size-asian="10pt" style:font-size-complex="10pt"/>
    </style:style>
    <style:style style:name="P10" style:family="paragraph" style:parent-style-name="Standard">
      <style:text-properties fo:font-weight="bold" officeooo:rsid="0083b0b8" officeooo:paragraph-rsid="0083b0b8" style:font-weight-asian="bold" style:font-weight-complex="bold"/>
    </style:style>
    <style:style style:name="P11" style:family="paragraph" style:parent-style-name="Standard">
      <style:text-properties fo:font-size="10pt" officeooo:rsid="001fc185" officeooo:paragraph-rsid="001fc185" style:font-size-asian="8.75pt" style:font-size-complex="10pt"/>
    </style:style>
    <style:style style:name="P12" style:family="paragraph" style:parent-style-name="Standard">
      <style:text-properties fo:font-size="10pt" officeooo:rsid="001fc185" officeooo:paragraph-rsid="001fc185" style:font-size-asian="10pt" style:font-size-complex="10pt"/>
    </style:style>
    <style:style style:name="P13" style:family="paragraph" style:parent-style-name="Standard">
      <style:text-properties officeooo:paragraph-rsid="001fc185"/>
    </style:style>
    <style:style style:name="P14" style:family="paragraph" style:parent-style-name="Standard">
      <style:text-properties fo:font-size="10pt" officeooo:rsid="006f9863" officeooo:paragraph-rsid="006f9863" style:font-size-asian="10pt" style:font-size-complex="10pt"/>
    </style:style>
    <style:style style:name="P15" style:family="paragraph" style:parent-style-name="Standard">
      <style:text-properties fo:font-size="12pt" fo:font-weight="bold" officeooo:rsid="006f9863" officeooo:paragraph-rsid="006f9863" style:font-size-asian="12pt" style:font-weight-asian="bold" style:font-size-complex="12pt" style:font-weight-complex="bold"/>
    </style:style>
    <style:style style:name="P16" style:family="paragraph" style:parent-style-name="Standard">
      <style:text-properties fo:font-size="10pt" officeooo:rsid="006f9863" officeooo:paragraph-rsid="0085846d" style:font-size-asian="10pt" style:font-size-complex="10pt"/>
    </style:style>
    <style:style style:name="P17" style:family="paragraph" style:parent-style-name="Standard">
      <style:text-properties fo:font-size="12pt" fo:font-weight="bold" officeooo:rsid="008720c8" officeooo:paragraph-rsid="008720c8" style:font-size-asian="12pt" style:font-weight-asian="bold" style:font-size-complex="12pt" style:font-weight-complex="bold"/>
    </style:style>
    <style:style style:name="P18" style:family="paragraph" style:parent-style-name="Standard">
      <style:text-properties fo:font-size="10pt" officeooo:rsid="008720c8" officeooo:paragraph-rsid="008720c8" style:font-size-asian="10pt" style:font-size-complex="10pt"/>
    </style:style>
    <style:style style:name="P19" style:family="paragraph" style:parent-style-name="Standard">
      <style:text-properties fo:font-size="10pt" officeooo:rsid="008cac85" officeooo:paragraph-rsid="008cac85" style:font-size-asian="10pt" style:font-size-complex="10pt"/>
    </style:style>
    <style:style style:name="P20" style:family="paragraph" style:parent-style-name="Standard">
      <style:text-properties fo:font-size="10pt" officeooo:rsid="006f9863" officeooo:paragraph-rsid="008e1ab6" style:font-size-asian="10pt" style:font-size-complex="10pt"/>
    </style:style>
    <style:style style:name="P21" style:family="paragraph" style:parent-style-name="Standard">
      <style:text-properties fo:font-size="10pt" officeooo:rsid="0095f95c" officeooo:paragraph-rsid="0095f95c" style:font-size-asian="10pt" style:font-size-complex="10pt"/>
    </style:style>
    <style:style style:name="P22" style:family="paragraph" style:parent-style-name="Standard">
      <style:text-properties fo:font-size="10pt" fo:font-style="italic" officeooo:rsid="006f9863" officeooo:paragraph-rsid="006f9863" style:font-size-asian="10pt" style:font-style-asian="italic" style:font-size-complex="10pt" style:font-style-complex="italic"/>
    </style:style>
    <style:style style:name="P23" style:family="paragraph" style:parent-style-name="Standard">
      <style:text-properties fo:font-size="10pt" officeooo:rsid="00966ed7" officeooo:paragraph-rsid="00966ed7" style:font-size-asian="10pt" style:font-size-complex="10pt"/>
    </style:style>
    <style:style style:name="P24" style:family="paragraph" style:parent-style-name="Standard">
      <style:text-properties fo:font-size="10pt" officeooo:rsid="009768b8" officeooo:paragraph-rsid="009768b8" style:font-size-asian="10pt" style:font-size-complex="10pt"/>
    </style:style>
    <style:style style:name="P25" style:family="paragraph">
      <style:text-properties fo:font-size="10pt"/>
    </style:style>
    <style:style style:name="P26" style:family="paragraph" style:parent-style-name="Standard">
      <style:text-properties fo:font-size="12pt" fo:font-weight="bold" officeooo:rsid="00966ed7" officeooo:paragraph-rsid="00966ed7" style:font-size-asian="12pt" style:font-weight-asian="bold" style:font-size-complex="12pt" style:font-weight-complex="bold"/>
    </style:style>
    <style:style style:name="P27" style:family="paragraph" style:parent-style-name="Standard">
      <style:text-properties fo:font-size="10pt" officeooo:rsid="009d7aea" officeooo:paragraph-rsid="009d7aea" style:font-size-asian="10pt" style:font-size-complex="10pt"/>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color="#95a5a6" loext:opacity="100%" fo:font-size="10pt" fo:language="zxx" fo:country="none" fo:font-style="normal" style:text-underline-style="none" fo:font-weight="normal" fo:background-color="transparent" style:font-size-asian="10pt" style:font-size-complex="10pt"/>
    </style:style>
    <style:style style:name="T4" style:family="text">
      <style:text-properties fo:color="#728e00" loext:opacity="100%" fo:font-size="10pt" fo:language="zxx" fo:country="none" fo:font-style="normal" style:text-underline-style="none" fo:font-weight="normal" fo:background-color="transparent" style:font-size-asian="10pt" style:font-size-complex="10pt"/>
    </style:style>
    <style:style style:name="T5" style:family="text">
      <style:text-properties fo:color="#000000" loext:opacity="100%" fo:font-size="10pt" fo:language="zxx" fo:country="none" fo:font-style="normal" style:text-underline-style="none" fo:font-weight="normal" fo:background-color="transparent" style:font-size-asian="10pt" style:font-size-complex="10pt"/>
    </style:style>
    <style:style style:name="T6" style:family="text">
      <style:text-properties fo:color="#434f54" loext:opacity="100%" fo:font-size="10pt" fo:language="zxx" fo:country="none" fo:font-style="normal" style:text-underline-style="none" fo:font-weight="normal" fo:background-color="transparent" style:font-size-asian="10pt" style:font-size-complex="10pt"/>
    </style:style>
    <style:style style:name="T7" style:family="text">
      <style:text-properties fo:color="#00979d" loext:opacity="100%" fo:font-size="10pt" fo:language="zxx" fo:country="none" fo:font-style="normal" style:text-underline-style="none" fo:font-weight="normal" fo:background-color="transparent" style:font-size-asian="10pt" style:font-size-complex="10pt"/>
    </style:style>
    <style:style style:name="T8" style:family="text">
      <style:text-properties fo:color="#d35400" loext:opacity="100%" fo:font-size="10pt" fo:language="zxx" fo:country="none" fo:font-style="normal" style:text-underline-style="none" fo:font-weight="normal" fo:background-color="transparent" style:font-size-asian="10pt" style:font-size-complex="10pt"/>
    </style:style>
    <style:style style:name="T9" style:family="text">
      <style:text-properties fo:color="#8a7b52" loext:opacity="100%" fo:font-size="10pt" fo:language="zxx" fo:country="none" fo:font-style="normal" style:text-underline-style="none" fo:font-weight="normal" fo:background-color="transparent" style:font-size-asian="10pt" style:font-size-complex="10pt"/>
    </style:style>
    <style:style style:name="T10" style:family="text">
      <style:text-properties fo:font-size="10pt" fo:font-style="italic" fo:font-weight="bold" officeooo:rsid="0083b0b8" style:font-size-asian="10pt" style:font-style-asian="italic" style:font-weight-asian="bold" style:font-size-complex="10pt" style:font-style-complex="italic" style:font-weight-complex="bold"/>
    </style:style>
    <style:style style:name="T11" style:family="text">
      <style:text-properties fo:font-size="10pt" officeooo:rsid="0083b0b8" style:font-size-asian="10pt" style:font-size-complex="10pt"/>
    </style:style>
    <style:style style:name="T12" style:family="text">
      <style:text-properties style:font-name="Liberation Serif" fo:font-size="10pt" officeooo:rsid="0083b0b8" style:font-size-asian="10pt" style:font-size-complex="10pt"/>
    </style:style>
    <style:style style:name="T13" style:family="text">
      <style:text-properties fo:color="#7f8c8d" loext:opacity="100%" fo:font-size="10pt" fo:language="zxx" fo:country="none" fo:font-style="normal" style:text-underline-style="none" fo:font-weight="normal" fo:background-color="transparent" style:font-size-asian="10pt" style:font-size-complex="10pt"/>
    </style:style>
    <style:style style:name="T14" style:family="text">
      <style:text-properties officeooo:rsid="008ac2ae"/>
    </style:style>
    <style:style style:name="T15" style:family="text">
      <style:text-properties officeooo:rsid="008cac85"/>
    </style:style>
    <style:style style:name="T16" style:family="text">
      <style:text-properties officeooo:rsid="008dc93d"/>
    </style:style>
    <style:style style:name="T17" style:family="text">
      <style:text-properties officeooo:rsid="009050eb"/>
    </style:style>
    <style:style style:name="T18" style:family="text">
      <style:text-properties style:use-window-font-color="true" loext:opacity="0%" fo:font-size="10pt" fo:language="zxx" fo:country="none" fo:font-style="normal" style:text-underline-style="none" fo:font-weight="normal" fo:background-color="transparent" style:font-size-asian="10pt" style:font-size-complex="10pt"/>
    </style:style>
    <style:style style:name="T19" style:family="text">
      <style:text-properties fo:font-weight="bold" style:font-weight-asian="bold" style:font-weight-complex="bold"/>
    </style:style>
    <style:style style:name="T20" style:family="text">
      <style:text-properties officeooo:rsid="009c9c5a"/>
    </style:style>
    <style:style style:name="T21" style:family="text">
      <style:text-properties fo:color="#a61717" loext:opacity="100%" fo:font-size="10pt" fo:language="zxx" fo:country="none" fo:font-style="normal" style:text-underline-style="none" fo:font-weight="normal" fo:background-color="transparent" style:font-size-asian="10pt" style:font-size-complex="10pt"/>
    </style:style>
    <style:style style:name="fr1" style:family="graphic" style:parent-style-name="Graphics">
      <style:graphic-properties style:run-through="foreground" style:wrap="none" style:horizontal-pos="center" style:horizontal-rel="paragraph" fo:padding="0.049cm" fo:border="0.74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49cm" fo:border="0.74pt solid #000000" style:mirror="none" fo:clip="rect(0.168cm, 0.064cm, 0.18cm, 0cm)" draw:luminance="0%" draw:contrast="0%" draw:red="0%" draw:green="0%" draw:blue="0%" draw:gamma="100%" draw:color-inversion="false" draw:image-opacity="100%" draw:color-mode="standard"/>
    </style:style>
    <style:style style:name="gr1"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7.30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15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3"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0.95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4"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2.0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5"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625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6"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4.46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7"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219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8"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6.899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9"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8.11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0"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6.49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1"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0.6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2"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2.842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3"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5.27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4"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5.681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5"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5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6"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341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seño de clases</text:p>
      <text:p text:style-name="P2"/>
      <text:p text:style-name="P3">Comprender la herencia</text:p>
      <text:p text:style-name="P4"/>
      <text:p text:style-name="P5">La herencia es el proceso por el cual una subclase incluye automáticamente ciertos miembros de la clase, incluyendo primitivas, objetos o métodos, definidos en la clase padre.</text:p>
      <text:p text:style-name="P5"/>
      <text:p text:style-name="P5">Para fines ilustrativos, nos referimos a cualquier clase que hereda de otra clase como una subclase o clase hija, ya que se considera un descendiente de esa clase. Alternativamente, nos referimos a la clase de la que hereda el hijo como la superclase o clase padre, ya que se considera un ancestro de la clase.</text:p>
      <text:p text:style-name="P5"/>
      <text:p text:style-name="P5">Un aspecto clave de la herencia es que es transitiva. Dadas tres clases [X, Y, Z], si X extiende a Y, e Y extiende a Z, entonces X se considera una subclase o descendiente de Z. Del mismo modo, Z es una superclase o ancestro de X. </text:p>
      <text:p text:style-name="P6"/>
      <text:p text:style-name="P6"><draw:frame draw:style-name="fr1" draw:name="Imagen1" text:anchor-type="char" svg:width="11.882cm" svg:height="3.868cm" draw:z-index="0"><draw:image xlink:href="Pictures/10000000000002E7000000F2CAE5C957.png" xlink:type="simple" xlink:show="embed" xlink:actuate="onLoad" draw:mime-type="image/png"/></draw:frame></text:p>
      <text:p text:style-name="P7">No necesitamos declarar nada en la superclase aparte de asegurarnos de que no esté marcada como final. </text:p>
      <text:p text:style-name="P7"/>
      <text:p text:style-name="P7">Hay cuatro niveles de acceso: <text:span text:style-name="T1">public</text:span>, <text:span text:style-name="T1">protected</text:span>, de paquete y <text:span text:style-name="T1">private</text:span>. Cuando una clase hereda, todos los miembros <text:span text:style-name="T1">public</text:span> y <text:span text:style-name="T1">protected</text:span> están automáticamente disponibles como parte de la clase hija. Si las dos clases están en el mismo paquete, entonces los miembros del paquete están disponibles para la clase hija. Por último, pero no menos importante, los miembros <text:span text:style-name="T1">private</text:span> solo son accesibles para la clase en la que están definidos y nunca están disponibles a través de la herencia. Esto no significa que la clase padre no pueda tener miembros <text:span text:style-name="T1">private</text:span> que puedan contener datos o modificar un objeto; sólo significa que la subclase no tiene acceso directo a ellos.</text:p>
      <text:p text:style-name="P7"/>
      <text:p text:style-name="P8">En el siguiente ejemplo: <text:span text:style-name="T2">Jaguar</text:span> es una subclase o hijo de <text:span text:style-name="T2">BigCat</text:span>, lo que convierte a <text:span text:style-name="T2">BigCat</text:span> en una superclase o padre de <text:span text:style-name="T2">Jaguar</text:span>. En la clase <text:span text:style-name="T2">Jaguar</text:span>, se puede acceder a <text:span text:style-name="T2">size</text:span> porque está marcado como <text:span text:style-name="T2">protected</text:span>. A través de la herencia, la subclase Jaguar puede leer o escribir <text:span text:style-name="T2">size</text:span> como si fuera su propio miembro. Contrasta esto con la clase <text:span text:style-name="T2">Spider</text:span>, que no tiene acceso a <text:span text:style-name="T2">size</text:span> ya que no se hereda.</text:p>
      <text:p text:style-name="P7"/>
      <text:p text:style-name="P7"/>
      <text:p text:style-name="P7"><draw:frame text:anchor-type="paragraph" draw:z-index="1" draw:name="Marco de texto 1" draw:style-name="gr1" draw:text-style-name="P9" svg:width="12.415cm" svg:height="7.305cm" svg:x="0.43cm" svg:y="0.155cm"><draw:text-box><text:p><text:span text:style-name="T3"><text:s/></text:span><text:span text:style-name="T3">1 <text:s/></text:span><text:span text:style-name="T4">public</text:span><text:span text:style-name="T5"> </text:span><text:span text:style-name="T4">class</text:span><text:span text:style-name="T5"> </text:span><text:span text:style-name="T6">BigCat</text:span><text:span text:style-name="T5"> { </text:span></text:p><text:p><text:span text:style-name="T3"><text:s/></text:span><text:span text:style-name="T3">2 <text:s/></text:span><text:span text:style-name="T5"><text:s text:c="4"/></text:span><text:span text:style-name="T4">protected</text:span><text:span text:style-name="T5"> </text:span><text:span text:style-name="T7">double</text:span><text:span text:style-name="T5"> </text:span><text:span text:style-name="T6">size</text:span><text:span text:style-name="T5">; </text:span></text:p><text:p><text:span text:style-name="T3"><text:s/></text:span><text:span text:style-name="T3">3 <text:s/></text:span><text:span text:style-name="T5">}</text:span></text:p><text:p><text:span text:style-name="T3"><text:s/></text:span><text:span text:style-name="T3">4 <text:s/></text:span></text:p><text:p><text:span text:style-name="T3"><text:s/></text:span><text:span text:style-name="T3">5 <text:s/></text:span><text:span text:style-name="T4">public</text:span><text:span text:style-name="T5"> </text:span><text:span text:style-name="T4">class</text:span><text:span text:style-name="T5"> </text:span><text:span text:style-name="T6">Jaguar</text:span><text:span text:style-name="T5"> </text:span><text:span text:style-name="T4">extends</text:span><text:span text:style-name="T5"> </text:span><text:span text:style-name="T6">BigCat</text:span><text:span text:style-name="T5"> { </text:span></text:p><text:p><text:span text:style-name="T3"><text:s/></text:span><text:span text:style-name="T3">6 <text:s/></text:span><text:span text:style-name="T5"><text:s text:c="4"/></text:span><text:span text:style-name="T4">public</text:span><text:span text:style-name="T5"> </text:span><text:span text:style-name="T8">Jaguar</text:span><text:span text:style-name="T5">() { </text:span></text:p><text:p><text:span text:style-name="T3"><text:s/></text:span><text:span text:style-name="T3">7 <text:s/></text:span><text:span text:style-name="T5"><text:s text:c="8"/></text:span><text:span text:style-name="T6">size</text:span><text:span text:style-name="T5"> </text:span><text:span text:style-name="T4">=</text:span><text:span text:style-name="T5"> </text:span><text:span text:style-name="T9">10.2</text:span><text:span text:style-name="T5">; </text:span></text:p><text:p><text:span text:style-name="T3"><text:s/></text:span><text:span text:style-name="T3">8 <text:s/></text:span><text:span text:style-name="T5"><text:s text:c="4"/>} </text:span></text:p><text:p><text:span text:style-name="T3"><text:s/></text:span><text:span text:style-name="T3">9 <text:s/></text:span><text:span text:style-name="T5"><text:s text:c="4"/></text:span><text:span text:style-name="T4">public</text:span><text:span text:style-name="T5"> </text:span><text:span text:style-name="T7">void</text:span><text:span text:style-name="T5"> </text:span><text:span text:style-name="T8">printDetails</text:span><text:span text:style-name="T5">() { </text:span></text:p><text:p><text:span text:style-name="T3">10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6">size</text:span><text:span text:style-name="T5">); </text:span></text:p><text:p><text:span text:style-name="T3">11 <text:s/></text:span><text:span text:style-name="T5"><text:s text:c="4"/>} </text:span></text:p><text:p><text:span text:style-name="T3">12 <text:s/></text:span><text:span text:style-name="T5">}</text:span></text:p><text:p><text:span text:style-name="T3">13 <text:s/></text:span></text:p><text:p><text:span text:style-name="T3">14 <text:s/></text:span><text:span text:style-name="T4">public</text:span><text:span text:style-name="T5"> </text:span><text:span text:style-name="T4">class</text:span><text:span text:style-name="T5"> </text:span><text:span text:style-name="T6">Spider</text:span><text:span text:style-name="T5"> { </text:span></text:p><text:p><text:span text:style-name="T3">15 <text:s/></text:span><text:span text:style-name="T5"><text:s text:c="4"/></text:span><text:span text:style-name="T4">public</text:span><text:span text:style-name="T5"> </text:span><text:span text:style-name="T7">void</text:span><text:span text:style-name="T5"> </text:span><text:span text:style-name="T8">printDetails</text:span><text:span text:style-name="T5">() { </text:span></text:p><text:p><text:span text:style-name="T3">16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6">size</text:span><text:span text:style-name="T5">); </text:span><text:span text:style-name="T3">// NO COMPILA</text:span></text:p><text:p><text:span text:style-name="T3">17 <text:s/></text:span><text:span text:style-name="T5"><text:s text:c="4"/>} </text:span></text:p><text:p><text:span text:style-name="T3">18 <text:s/></text:span><text:span text:style-name="T5">}</text:span></text:p></draw:text-box></draw:frame></text:p>
      <text:p text:style-name="P10">Modificadores de clase</text:p>
      <text:p text:style-name="P11"/>
      <text:p text:style-name="P12"><draw:frame draw:style-name="fr2" draw:name="Imagen2" text:anchor-type="char" svg:x="0.466cm" svg:y="0.139cm" svg:width="12.689cm" svg:height="3.639cm" draw:z-index="2"><draw:image xlink:href="Pictures/100000000000022E000000AC461A6D73.png" xlink:type="simple" xlink:show="embed" xlink:actuate="onLoad" draw:mime-type="image/png"/></draw:frame></text:p>
      <text:p text:style-name="P13"><text:span text:style-name="T10"/></text:p>
      <text:p text:style-name="P13"><text:span text:style-name="T10">final</text:span><text:span text:style-name="T11">: El mo</text:span><text:span text:style-name="T12">dificador </text:span><text:span text:style-name="Source_20_Text"><text:span text:style-name="T12">final</text:span></text:span><text:span text:style-name="T12"> evita que una c</text:span><text:span text:style-name="T11">lase se extienda más. <text:s/></text:span></text:p>
      <text:p text:style-name="P14"/>
      <text:p text:style-name="P14"><draw:frame text:anchor-type="paragraph" draw:z-index="3" draw:name="Marco de texto 2" draw:style-name="gr2" draw:text-style-name="P9" svg:width="12.415cm" svg:height="1.154cm" svg:x="0.482cm" svg:y="0.219cm"><draw:text-box><text:p><text:span text:style-name="T3">1 <text:s/></text:span><text:span text:style-name="T4">public</text:span><text:span text:style-name="T5"> </text:span><text:span text:style-name="T4">final</text:span><text:span text:style-name="T5"> </text:span><text:span text:style-name="T4">class</text:span><text:span text:style-name="T5"> </text:span><text:span text:style-name="T6">Rhinoceros</text:span><text:span text:style-name="T5"> </text:span><text:span text:style-name="T4">extends</text:span><text:span text:style-name="T5"> </text:span><text:span text:style-name="T6">Mammal</text:span><text:span text:style-name="T5"> {}</text:span></text:p><text:p><text:span text:style-name="T3">2 <text:s/></text:span><text:span text:style-name="T4">public</text:span><text:span text:style-name="T5"> </text:span><text:span text:style-name="T4">class</text:span><text:span text:style-name="T5"> </text:span><text:span text:style-name="T6">Clara</text:span><text:span text:style-name="T5"> </text:span><text:span text:style-name="T4">extends</text:span><text:span text:style-name="T5"> </text:span><text:span text:style-name="T6">Rhinoceros</text:span><text:span text:style-name="T5"> {} </text:span><text:span text:style-name="T3">// ¡NO COMPILA!</text:span></text:p></draw:text-box></draw:frame></text:p>
      <text:p text:style-name="P15">Single vs. Herencia Múltiple</text:p>
      <text:p text:style-name="P14"/>
      <text:p text:style-name="P16">Java soporta herencia simple, por la cual una clase puede heredar de una sola clase padre directa.</text:p>
      <text:p text:style-name="P16"><text:soft-page-break/>Java también soporta múltiples niveles de herencia, por la cual una clase puede extender otra clase, que a su vez extiende otra clase. Puedes haber cualquier número de niveles de herencia.</text:p>
      <text:p text:style-name="P14"/>
      <text:p text:style-name="P14">Para entender realmente la herencia simple, puede ser útil contrastarla con la herencia múltiple, por la cual una clase puede tener múltiples padres directos. Por diseño, Java no soporta la herencia múltiple porque puede llevar a modelos de datos complejos y a menudo difíciles de mantener. Java permite una excepción a la regla de la herencia simple (una clase puede implementar múltiples interfaces)</text:p>
      <text:p text:style-name="P14"/>
      <text:p text:style-name="P14"><draw:frame draw:style-name="fr1" draw:name="Imagen3" text:anchor-type="char" svg:width="12.166cm" svg:height="4.907cm" draw:z-index="4"><draw:image xlink:href="Pictures/10000000000002EF0000012F49AE5B33.png" xlink:type="simple" xlink:show="embed" xlink:actuate="onLoad" draw:mime-type="image/png"/></draw:frame></text:p>
      <text:p text:style-name="P15">Heredando de Object</text:p>
      <text:p text:style-name="P14"/>
      <text:p text:style-name="P14">A lo largo de nuestra discusión de Java en este libro, hemos usado la palabra "objeto" numerosas veces, y con razón. En Java, todas las clases heredan de una única clase: <text:span text:style-name="T2">java.lang.Object</text:span>, o <text:span text:style-name="T2">Object</text:span> para abreviar. Además, <text:span text:style-name="T2">Object</text:span> es la única clase que no tiene una clase padre.</text:p>
      <text:p text:style-name="P14"/>
      <text:p text:style-name="P14">Puede que te preguntes: "Ninguna de las clases que he escrito hasta ahora extiende <text:span text:style-name="T2">Object</text:span>, así que ¿cómo heredan todas las clases de ella?". La respuesta es que el compilador ha estado insertando código automáticamente en cualquier clase que escribas que no extienda de una clase específica. Por ejemplo, los dos siguientes son equivalentes:</text:p>
      <text:p text:style-name="P14"/>
      <text:p text:style-name="P14"><draw:frame text:anchor-type="paragraph" draw:z-index="5" draw:name="Marco de texto 3" draw:style-name="gr2" draw:text-style-name="P9" svg:width="12.415cm" svg:height="1.154cm" svg:x="0.482cm" svg:y="0.219cm"><draw:text-box><text:p><text:span text:style-name="T3">1 <text:s/></text:span><text:span text:style-name="T4">public</text:span><text:span text:style-name="T5"> </text:span><text:span text:style-name="T4">class</text:span><text:span text:style-name="T5"> </text:span><text:span text:style-name="T6">Zoo</text:span><text:span text:style-name="T5"> {}</text:span></text:p><text:p><text:span text:style-name="T3">2 <text:s/></text:span><text:span text:style-name="T4">public</text:span><text:span text:style-name="T5"> </text:span><text:span text:style-name="T4">class</text:span><text:span text:style-name="T5"> </text:span><text:span text:style-name="T6">Zoo</text:span><text:span text:style-name="T5"> </text:span><text:span text:style-name="T4">extends</text:span><text:span text:style-name="T5"> </text:span><text:span text:style-name="T6">java</text:span><text:span text:style-name="T5">.</text:span><text:span text:style-name="T6">lang</text:span><text:span text:style-name="T5">.</text:span><text:span text:style-name="T6">Object</text:span><text:span text:style-name="T5"> {}</text:span></text:p></draw:text-box></draw:frame>La clave es que cuando Java ve que defines una clase que no extiende otra clase, el compilador añade automáticamente la sintaxis <text:span text:style-name="T2">extends java.lang.Object</text:span> a la definición de la clase. </text:p>
      <text:p text:style-name="P14"/>
      <text:p text:style-name="P14">Por otro lado, cuando defines una nueva clase que extiende una clase existente, Java no extiende automáticamente la clase <text:span text:style-name="T2">Object</text:span>. Dado que todas las clases heredan de <text:span text:style-name="T2">Object</text:span>, extender una clase existente significa que el hijo ya hereda de <text:span text:style-name="T2">Object</text:span> por definición. Si observas la estructura de herencia de cualquier clase, siempre terminará con <text:span text:style-name="T2">Object</text:span> en la parte superior del árbol, como se muestra en la Figura 6.3.</text:p>
      <text:p text:style-name="P14"><draw:frame draw:style-name="fr1" draw:name="Imagen4" text:anchor-type="char" svg:width="3.316cm" svg:height="4.27cm" draw:z-index="6"><draw:image xlink:href="Pictures/1000000000000259000003065C3945F6.png" xlink:type="simple" xlink:show="embed" xlink:actuate="onLoad" draw:mime-type="image/png"/></draw:frame></text:p>
      <text:p text:style-name="P14"/>
      <text:p text:style-name="P17">Creando clases</text:p>
      <text:p text:style-name="P18"/>
      <text:p text:style-name="P18">Ahora que hemos establecido cómo funciona la herencia en Java, podemos usarla para definir y crear relaciones de clases complejas. </text:p>
      <text:p text:style-name="P14"><draw:frame text:anchor-type="paragraph" draw:z-index="7" draw:name="Marco de texto 4" draw:style-name="gr3" draw:text-style-name="P9" svg:width="12.415cm" svg:height="10.956cm" svg:x="0.482cm" svg:y="0.259cm"><draw:text-box><text:p><text:span text:style-name="T3"><text:s/></text:span><text:span text:style-name="T3">1 <text:s/>// Animal.java</text:span></text:p><text:p><text:span text:style-name="T3"><text:s/></text:span><text:span text:style-name="T3">2 <text:s/></text:span><text:span text:style-name="T4">public</text:span><text:span text:style-name="T5"> </text:span><text:span text:style-name="T4">class</text:span><text:span text:style-name="T5"> </text:span><text:span text:style-name="T6">Animal</text:span><text:span text:style-name="T5"> {</text:span></text:p><text:p><text:span text:style-name="T3"><text:s/></text:span><text:span text:style-name="T3">3 <text:s/></text:span><text:span text:style-name="T5"><text:s text:c="4"/></text:span><text:span text:style-name="T4">private</text:span><text:span text:style-name="T5"> </text:span><text:span text:style-name="T7">int</text:span><text:span text:style-name="T5"> </text:span><text:span text:style-name="T6">age</text:span><text:span text:style-name="T5">; </text:span></text:p><text:p><text:span text:style-name="T3"><text:s/></text:span><text:span text:style-name="T3">4 <text:s/></text:span><text:span text:style-name="T5"><text:s text:c="4"/></text:span><text:span text:style-name="T4">protected</text:span><text:span text:style-name="T5"> </text:span><text:span text:style-name="T6">String</text:span><text:span text:style-name="T5"> </text:span><text:span text:style-name="T6">name</text:span><text:span text:style-name="T5">; </text:span></text:p><text:p><text:span text:style-name="T3"><text:s/></text:span><text:span text:style-name="T3">5 <text:s/></text:span><text:span text:style-name="T5"><text:s text:c="4"/></text:span><text:span text:style-name="T4">public</text:span><text:span text:style-name="T5"> </text:span><text:span text:style-name="T7">int</text:span><text:span text:style-name="T5"> </text:span><text:span text:style-name="T8">getAge</text:span><text:span text:style-name="T5">() { </text:span></text:p><text:p><text:span text:style-name="T3"><text:s/></text:span><text:span text:style-name="T3">6 <text:s/></text:span><text:span text:style-name="T5"><text:s text:c="8"/></text:span><text:span text:style-name="T4">return</text:span><text:span text:style-name="T5"> </text:span><text:span text:style-name="T6">age</text:span><text:span text:style-name="T5">; </text:span></text:p><text:p><text:span text:style-name="T3"><text:s/></text:span><text:span text:style-name="T3">7 <text:s/></text:span><text:span text:style-name="T5"><text:s text:c="4"/>}</text:span></text:p><text:p><text:span text:style-name="T3"><text:s/></text:span><text:span text:style-name="T3">8 <text:s/></text:span><text:span text:style-name="T5"><text:s text:c="4"/></text:span><text:span text:style-name="T4">public</text:span><text:span text:style-name="T5"> </text:span><text:span text:style-name="T7">void</text:span><text:span text:style-name="T5"> </text:span><text:span text:style-name="T8">setAge</text:span><text:span text:style-name="T5">(</text:span><text:span text:style-name="T7">int</text:span><text:span text:style-name="T5"> </text:span><text:span text:style-name="T6">newAge</text:span><text:span text:style-name="T5">) { </text:span></text:p><text:p><text:span text:style-name="T3"><text:s/></text:span><text:span text:style-name="T3">9 <text:s/></text:span><text:span text:style-name="T5"><text:s text:c="8"/></text:span><text:span text:style-name="T6">age</text:span><text:span text:style-name="T5"> </text:span><text:span text:style-name="T4">=</text:span><text:span text:style-name="T5"> </text:span><text:span text:style-name="T6">newAge</text:span><text:span text:style-name="T5">; </text:span></text:p><text:p><text:span text:style-name="T3">10 <text:s/></text:span><text:span text:style-name="T5"><text:s text:c="4"/>}</text:span></text:p><text:p><text:span text:style-name="T3">11 <text:s/></text:span><text:span text:style-name="T5">}</text:span></text:p><text:p><text:span text:style-name="T3">12 <text:s/></text:span></text:p><text:p><text:span text:style-name="T3">13 <text:s/>// Lion.java</text:span></text:p><text:p><text:span text:style-name="T3">14 <text:s/></text:span><text:span text:style-name="T4">public</text:span><text:span text:style-name="T5"> </text:span><text:span text:style-name="T4">class</text:span><text:span text:style-name="T5"> </text:span><text:span text:style-name="T6">Lion</text:span><text:span text:style-name="T5"> </text:span><text:span text:style-name="T4">extends</text:span><text:span text:style-name="T5"> </text:span><text:span text:style-name="T6">Animal</text:span><text:span text:style-name="T5"> {</text:span></text:p><text:p><text:span text:style-name="T3">15 <text:s/></text:span><text:span text:style-name="T5"><text:s text:c="4"/></text:span><text:span text:style-name="T4">protected</text:span><text:span text:style-name="T5"> </text:span><text:span text:style-name="T7">void</text:span><text:span text:style-name="T5"> </text:span><text:span text:style-name="T8">setProperties</text:span><text:span text:style-name="T5">(</text:span><text:span text:style-name="T7">int</text:span><text:span text:style-name="T5"> </text:span><text:span text:style-name="T6">age</text:span><text:span text:style-name="T5">, </text:span><text:span text:style-name="T6">String</text:span><text:span text:style-name="T5"> </text:span><text:span text:style-name="T6">n</text:span><text:span text:style-name="T5">) { </text:span></text:p><text:p><text:span text:style-name="T3">16 <text:s/></text:span><text:span text:style-name="T5"><text:s text:c="8"/></text:span><text:span text:style-name="T6">setAge</text:span><text:span text:style-name="T5">(</text:span><text:span text:style-name="T6">age</text:span><text:span text:style-name="T5">); </text:span></text:p><text:p><text:span text:style-name="T3">17 <text:s/></text:span><text:span text:style-name="T5"><text:s text:c="8"/></text:span><text:span text:style-name="T6">name</text:span><text:span text:style-name="T5"> </text:span><text:span text:style-name="T4">=</text:span><text:span text:style-name="T5"> </text:span><text:span text:style-name="T6">n</text:span><text:span text:style-name="T5">; </text:span></text:p><text:p><text:span text:style-name="T3">18 <text:s/></text:span><text:span text:style-name="T5"><text:s text:c="4"/>}</text:span></text:p><text:p><text:span text:style-name="T3">19 <text:s/></text:span><text:span text:style-name="T5"><text:s text:c="4"/></text:span><text:span text:style-name="T4">public</text:span><text:span text:style-name="T5"> </text:span><text:span text:style-name="T7">void</text:span><text:span text:style-name="T5"> </text:span><text:span text:style-name="T8">roar</text:span><text:span text:style-name="T5">() { </text:span></text:p><text:p><text:span text:style-name="T3">20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6">name</text:span><text:span text:style-name="T5"> </text:span><text:span text:style-name="T4">+</text:span><text:span text:style-name="T5"> </text:span><text:span text:style-name="T13">", age "</text:span><text:span text:style-name="T5"> </text:span><text:span text:style-name="T4">+</text:span><text:span text:style-name="T5"> </text:span><text:span text:style-name="T6">getAge</text:span><text:span text:style-name="T5">() </text:span><text:span text:style-name="T4">+</text:span><text:span text:style-name="T5"> </text:span><text:span text:style-name="T13">", says: Roar!"</text:span><text:span text:style-name="T5">); </text:span></text:p><text:p><text:span text:style-name="T3">21 <text:s/></text:span><text:span text:style-name="T5"><text:s text:c="4"/>}</text:span></text:p><text:p><text:span text:style-name="T3">2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 </text:span></text:p><text:p><text:span text:style-name="T3">23 <text:s/></text:span><text:span text:style-name="T5"><text:s text:c="8"/></text:span><text:span text:style-name="T4">var</text:span><text:span text:style-name="T5"> </text:span><text:span text:style-name="T6">lion</text:span><text:span text:style-name="T5"> </text:span><text:span text:style-name="T4">=</text:span><text:span text:style-name="T5"> </text:span><text:span text:style-name="T4">new</text:span><text:span text:style-name="T5"> </text:span><text:span text:style-name="T6">Lion</text:span><text:span text:style-name="T5">(); </text:span></text:p><text:p><text:span text:style-name="T3">24 <text:s/></text:span><text:span text:style-name="T5"><text:s text:c="8"/></text:span><text:span text:style-name="T6">lion</text:span><text:span text:style-name="T5">.</text:span><text:span text:style-name="T6">setProperties</text:span><text:span text:style-name="T5">(</text:span><text:span text:style-name="T9">3</text:span><text:span text:style-name="T5">, </text:span><text:span text:style-name="T13">"Kion"</text:span><text:span text:style-name="T5">); </text:span></text:p><text:p><text:span text:style-name="T3">25 <text:s/></text:span><text:span text:style-name="T5"><text:s text:c="8"/></text:span><text:span text:style-name="T6">lion</text:span><text:span text:style-name="T5">.</text:span><text:span text:style-name="T6">roar</text:span><text:span text:style-name="T5">(); </text:span></text:p><text:p><text:span text:style-name="T3">26 <text:s/></text:span><text:span text:style-name="T5"><text:s text:c="4"/>}</text:span></text:p><text:p><text:span text:style-name="T3">27 <text:s/></text:span><text:span text:style-name="T5">} <text:s text:c="7"/></text:span></text:p></draw:text-box></draw:frame></text:p>
      <text:p text:style-name="P14"><text:soft-page-break/>La variable de instancia <text:span text:style-name="T2">age</text:span> está marcada como <text:span text:style-name="T2">private</text:span> y no es accesible directamente desde la subclase <text:span text:style-name="T2">Lion</text:span>. Por lo tanto, el siguiente código no compilaría:</text:p>
      <text:p text:style-name="P14"/>
      <text:p text:style-name="P14"><draw:frame text:anchor-type="paragraph" draw:z-index="8" draw:name="Marco de texto 5" draw:style-name="gr4" draw:text-style-name="P9" svg:width="12.415cm" svg:height="2.031cm" svg:x="0.482cm" svg:y="0.219cm"><draw:text-box><text:p><text:span text:style-name="T3">1 <text:s/></text:span><text:span text:style-name="T4">public</text:span><text:span text:style-name="T5"> </text:span><text:span text:style-name="T4">class</text:span><text:span text:style-name="T5"> </text:span><text:span text:style-name="T6">Lion</text:span><text:span text:style-name="T5"> </text:span><text:span text:style-name="T4">extends</text:span><text:span text:style-name="T5"> </text:span><text:span text:style-name="T6">Animal</text:span><text:span text:style-name="T5"> {</text:span></text:p><text:p><text:span text:style-name="T3">2 <text:s/></text:span><text:span text:style-name="T5"><text:s text:c="4"/></text:span><text:span text:style-name="T4">public</text:span><text:span text:style-name="T5"> </text:span><text:span text:style-name="T7">void</text:span><text:span text:style-name="T5"> </text:span><text:span text:style-name="T8">roar</text:span><text:span text:style-name="T5">() {</text:span></text:p><text:p><text:span text:style-name="T3">3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13">"Lions age: "</text:span><text:span text:style-name="T5"> </text:span><text:span text:style-name="T4">+</text:span><text:span text:style-name="T5"> </text:span><text:span text:style-name="T6">age</text:span><text:span text:style-name="T5">); </text:span><text:span text:style-name="T3">// DOES NOT COMPILE</text:span></text:p><text:p><text:span text:style-name="T3">4 <text:s/></text:span><text:span text:style-name="T5"><text:s text:c="4"/>}</text:span></text:p><text:p><text:span text:style-name="T3">5 <text:s/></text:span><text:span text:style-name="T5">}</text:span></text:p></draw:text-box></draw:frame></text:p>
      <text:p text:style-name="P14">Esto se debe a que los miembros <text:span text:style-name="T2">private</text:span> nunca se heredan, y los miembros del paquete solo se heredan si las dos clases están en el mismo paquete. </text:p>
      <text:p text:style-name="P14"/>
      <text:p text:style-name="P15">Aplicando Modificadores de Acceso a Clases</text:p>
      <text:p text:style-name="P14"/>
      <text:p text:style-name="P14">Al igual que con las variables y los métodos, puedes aplicar modificadores de acceso a las clases. Como recordarás del Capítulo 1, una clase de nivel superior es aquella que no está definida dentro de otra clase. También recuerda que un archivo Java puede tener como máximo una clase de nivel superior.</text:p>
      <text:p text:style-name="P14"/>
      <text:p text:style-name="P14">Si bien solo puedes tener una clase de nivel superior, puedes tener tantas clases (en cualquier orden) con acceso de paquete como desees. De hecho, ¡ni siquiera necesitas declarar una clase pública! El siguiente código declara tres clases, cada una con acceso de paquete:</text:p>
      <text:p text:style-name="P14"/>
      <text:p text:style-name="P14"><draw:frame text:anchor-type="paragraph" draw:z-index="9" draw:name="Marco de texto 6" draw:style-name="gr5" draw:text-style-name="P9" svg:width="12.415cm" svg:height="1.625cm" svg:x="0.482cm" svg:y="0.219cm"><draw:text-box><text:p><text:span text:style-name="T3">1 <text:s/>// Bear.java</text:span></text:p><text:p><text:span text:style-name="T3">2 <text:s/></text:span><text:span text:style-name="T4">class</text:span><text:span text:style-name="T5"> </text:span><text:span text:style-name="T6">Bird</text:span><text:span text:style-name="T5"> {}</text:span></text:p><text:p><text:span text:style-name="T3">3 <text:s/></text:span><text:span text:style-name="T4">class</text:span><text:span text:style-name="T5"> </text:span><text:span text:style-name="T6">Bear</text:span><text:span text:style-name="T5"> {}</text:span></text:p><text:p><text:span text:style-name="T3">4 <text:s/></text:span><text:span text:style-name="T4">class</text:span><text:span text:style-name="T5"> </text:span><text:span text:style-name="T6">Fish</text:span><text:span text:style-name="T5"> {}</text:span></text:p></draw:text-box></draw:frame></text:p>
      <text:p text:style-name="P14">Sin embargo, intentar declarar una clase de nivel superior con la palabra clave <text:span text:style-name="T2">protected</text:span> o <text:span text:style-name="T2">private</text:span> dará lugar a un error de compilación:</text:p>
      <text:p text:style-name="P14"/>
      <text:p text:style-name="P14"><draw:frame text:anchor-type="paragraph" draw:z-index="10" draw:name="Marco de texto 7" draw:style-name="gr2" draw:text-style-name="P9" svg:width="12.415cm" svg:height="1.154cm" svg:x="0.482cm" svg:y="0.219cm"><draw:text-box><text:p><text:span text:style-name="T3">1 <text:s/>// ClownFish.java</text:span></text:p><text:p><text:span text:style-name="T3">2 <text:s/></text:span><text:span text:style-name="T4">protected</text:span><text:span text:style-name="T5"> </text:span><text:span text:style-name="T4">class</text:span><text:span text:style-name="T5"> </text:span><text:span text:style-name="T6">ClownFish</text:span><text:span text:style-name="T5"> {} </text:span><text:span text:style-name="T3">// DOES NOT COMPILE</text:span></text:p></draw:text-box></draw:frame></text:p>
      <text:p text:style-name="P15">Accediendo a la Referencia <text:span text:style-name="T14">con </text:span><text:span text:style-name="T1">this</text:span></text:p>
      <text:p text:style-name="P14"/>
      <text:p text:style-name="P14">¿Qué sucede cuando un parámetro de método tiene el mismo nombre que una variable de instancia existente? Veamos un ejemplo. ¿Qué crees que imprime el siguiente programa?</text:p>
      <text:p text:style-name="P14"/>
      <text:p text:style-name="P14"/>
      <text:p text:style-name="P14"/>
      <text:p text:style-name="P14"/>
      <text:p text:style-name="P14"><draw:frame text:anchor-type="paragraph" draw:z-index="15" draw:name="Marco de texto 8" draw:style-name="gr6" draw:text-style-name="P9" svg:width="12.415cm" svg:height="4.465cm" svg:x="0.482cm" svg:y="0.219cm"><draw:text-box><text:p><text:span text:style-name="T3"><text:s/></text:span><text:span text:style-name="T3">1 <text:s/></text:span><text:span text:style-name="T4">public</text:span><text:span text:style-name="T5"> </text:span><text:span text:style-name="T4">class</text:span><text:span text:style-name="T5"> </text:span><text:span text:style-name="T6">Flamingo</text:span><text:span text:style-name="T5"> {</text:span></text:p><text:p><text:span text:style-name="T3"><text:s/></text:span><text:span text:style-name="T3">2 <text:s/></text:span><text:span text:style-name="T5"><text:s text:c="4"/></text:span><text:span text:style-name="T4">private</text:span><text:span text:style-name="T5"> </text:span><text:span text:style-name="T6">String</text:span><text:span text:style-name="T5"> </text:span><text:span text:style-name="T6">color</text:span><text:span text:style-name="T5"> </text:span><text:span text:style-name="T4">=</text:span><text:span text:style-name="T5"> </text:span><text:span text:style-name="T7">null</text:span><text:span text:style-name="T5">;</text:span></text:p><text:p><text:span text:style-name="T3"><text:s/></text:span><text:span text:style-name="T3">3 <text:s/></text:span><text:span text:style-name="T5"><text:s text:c="4"/></text:span><text:span text:style-name="T4">public</text:span><text:span text:style-name="T5"> </text:span><text:span text:style-name="T7">void</text:span><text:span text:style-name="T5"> </text:span><text:span text:style-name="T8">setColor</text:span><text:span text:style-name="T5">(</text:span><text:span text:style-name="T6">String</text:span><text:span text:style-name="T5"> </text:span><text:span text:style-name="T6">color</text:span><text:span text:style-name="T5">) {</text:span></text:p><text:p><text:span text:style-name="T3"><text:s/></text:span><text:span text:style-name="T3">4 <text:s/></text:span><text:span text:style-name="T5"><text:s text:c="8"/></text:span><text:span text:style-name="T6">color</text:span><text:span text:style-name="T5"> </text:span><text:span text:style-name="T4">=</text:span><text:span text:style-name="T5"> </text:span><text:span text:style-name="T6">color</text:span><text:span text:style-name="T5">;</text:span></text:p><text:p><text:span text:style-name="T3"><text:s/></text:span><text:span text:style-name="T3">5 <text:s/></text:span><text:span text:style-name="T5"><text:s text:c="4"/>}</text:span></text:p><text:p><text:span text:style-name="T3"><text:s/></text:span><text:span text:style-name="T3">6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5">... </text:span><text:span text:style-name="T6">unused</text:span><text:span text:style-name="T5">) {</text:span></text:p><text:p><text:span text:style-name="T3"><text:s/></text:span><text:span text:style-name="T3">7 <text:s/></text:span><text:span text:style-name="T5"><text:s text:c="8"/></text:span><text:span text:style-name="T4">var</text:span><text:span text:style-name="T5"> </text:span><text:span text:style-name="T6">f</text:span><text:span text:style-name="T5"> </text:span><text:span text:style-name="T4">=</text:span><text:span text:style-name="T5"> </text:span><text:span text:style-name="T4">new</text:span><text:span text:style-name="T5"> </text:span><text:span text:style-name="T6">Flamingo</text:span><text:span text:style-name="T5">();</text:span></text:p><text:p><text:span text:style-name="T3"><text:s/></text:span><text:span text:style-name="T3">8 <text:s/></text:span><text:span text:style-name="T5"><text:s text:c="8"/></text:span><text:span text:style-name="T6">f</text:span><text:span text:style-name="T5">.</text:span><text:span text:style-name="T6">setColor</text:span><text:span text:style-name="T5">(</text:span><text:span text:style-name="T13">"PINK"</text:span><text:span text:style-name="T5">);</text:span></text:p><text:p><text:span text:style-name="T3"><text:s/></text:span><text:span text:style-name="T3">9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6">f</text:span><text:span text:style-name="T5">.</text:span><text:span text:style-name="T6">color</text:span><text:span text:style-name="T5">); </text:span></text:p><text:p><text:span text:style-name="T3">10 <text:s/></text:span><text:span text:style-name="T5"><text:s text:c="4"/>}</text:span></text:p><text:p><text:span text:style-name="T3">11 <text:s/></text:span><text:span text:style-name="T5">}</text:span></text:p></draw:text-box></draw:frame></text:p>
      <text:p text:style-name="P14">Si dijiste <text:span text:style-name="T2">null</text:span>, entonces estás en lo correcto. Java usa el ámbito más granular, por lo que cuando ve <text:span text:style-name="T2">color = color</text:span>, piensa que estás asignando el valor del parámetro del método a sí mismo (no a la variable de instancia). La asignación se completa correctamente dentro del método, pero el valor de la variable de instancia color nunca se modifica y es <text:span text:style-name="T2">null</text:span> cuando se imprime en el método <text:span text:style-name="T2">main()</text:span>.</text:p>
      <text:p text:style-name="P14"/>
      <text:p text:style-name="P14">La solución cuando tienes una variable local con el mismo nombre que una variable de instancia es usar la palabra clave <text:span text:style-name="T2">this</text:span>. La referencia <text:span text:style-name="T2">this</text:span> se refiere a la instancia actual de la clase y se puede usar para acceder a cualquier miembro de la clase, incluyendo los miembros heredados. Se puede usar en cualquier método de instancia, constructor o bloque inicializador de instancia. No se puede usar cuando no hay una instancia implícita de la clase, como en un método estático o un bloque inicializador estático. Aplicamos esto a nuestra implementación de método anterior de la siguiente manera:</text:p>
      <text:p text:style-name="P14"/>
      <text:p text:style-name="P14"><draw:frame text:anchor-type="paragraph" draw:z-index="11" draw:name="Marco de texto 9" draw:style-name="gr7" draw:text-style-name="P9" svg:width="12.415cm" svg:height="1.22cm" svg:x="0.482cm" svg:y="0.219cm"><draw:text-box><text:p><text:span text:style-name="T3">1 <text:s/></text:span><text:span text:style-name="T4">public</text:span><text:span text:style-name="T5"> </text:span><text:span text:style-name="T7">void</text:span><text:span text:style-name="T5"> </text:span><text:span text:style-name="T8">setColor</text:span><text:span text:style-name="T5">(</text:span><text:span text:style-name="T6">String</text:span><text:span text:style-name="T5"> </text:span><text:span text:style-name="T6">color</text:span><text:span text:style-name="T5">) {</text:span></text:p><text:p><text:span text:style-name="T3">2 <text:s/></text:span><text:span text:style-name="T5"><text:s text:c="4"/></text:span><text:span text:style-name="T4">this</text:span><text:span text:style-name="T5">.</text:span><text:span text:style-name="T6">color</text:span><text:span text:style-name="T5"> </text:span><text:span text:style-name="T4">=</text:span><text:span text:style-name="T5"> </text:span><text:span text:style-name="T6">color</text:span><text:span text:style-name="T5">; </text:span><text:span text:style-name="T3">// Establece la variable de instancia con el parámetro del método</text:span></text:p><text:p><text:span text:style-name="T3">3 <text:s/></text:span><text:span text:style-name="T5">}</text:span></text:p></draw:text-box></draw:frame></text:p>
      <text:p text:style-name="P14">El código corregido ahora imprimirá PINK como se esperaba. En muchos casos, la referencia <text:span text:style-name="T2">this</text:span> es opcional. Si Java encuentra una variable o método que no puede encontrar, verificará la jerarquía de clases para ver si está disponible.</text:p>
      <text:p text:style-name="P14"/>
      <text:p text:style-name="P14"><text:span text:style-name="T15">En el siguiente</text:span> código define una clase llamada <text:span text:style-name="T2">Duck</text:span> con tres variables de instancia: <text:span text:style-name="T2">color</text:span>, <text:span text:style-name="T2">height</text:span> y <text:span text:style-name="T2">length</text:span>. El método <text:span text:style-name="T2">setData</text:span> intenta asignar valores a estas variables, pero hay un error en la línea <text:s/><text:span text:style-name="T2">length = this.length;</text:span> <text:s/>que causa que el valor del parámetro <text:span text:style-name="T2">length</text:span> se asigne a sí mismo en lugar de a la variable de instancia.</text:p>
      <text:p text:style-name="P14"/>
      <text:p text:style-name="P14">En el método <text:span text:style-name="T2">main</text:span>, se crea un objeto <text:span text:style-name="T2">Duck</text:span> y se llama a <text:span text:style-name="T2">setData</text:span>. Luego, se imprime el estado del objeto, mostrando que <text:span text:style-name="T2">length</text:span> permanece en 0 debido al error en la asignación.</text:p>
      <text:p text:style-name="P14"/>
      <text:p text:style-name="P14">La salida del código es: 0 2 white</text:p>
      <text:p text:style-name="P14"/>
      <text:p text:style-name="P14"><draw:frame text:anchor-type="paragraph" draw:z-index="12" draw:name="Marco de texto 10" draw:style-name="gr8" draw:text-style-name="P9" svg:width="12.415cm" svg:height="6.899cm" svg:x="0.482cm" svg:y="0.219cm"><draw:text-box><text:p><text:span text:style-name="T3"><text:s/></text:span><text:span text:style-name="T3">1 <text:s/></text:span><text:span text:style-name="T4">public</text:span><text:span text:style-name="T5"> </text:span><text:span text:style-name="T4">class</text:span><text:span text:style-name="T5"> </text:span><text:span text:style-name="T6">Duck</text:span><text:span text:style-name="T5"> {</text:span></text:p><text:p><text:span text:style-name="T3"><text:s/></text:span><text:span text:style-name="T3">2 <text:s/></text:span><text:span text:style-name="T5"><text:s text:c="4"/></text:span><text:span text:style-name="T4">private</text:span><text:span text:style-name="T5"> </text:span><text:span text:style-name="T6">String</text:span><text:span text:style-name="T5"> </text:span><text:span text:style-name="T6">color</text:span><text:span text:style-name="T5">;</text:span></text:p><text:p><text:span text:style-name="T3"><text:s/></text:span><text:span text:style-name="T3">3 <text:s/></text:span><text:span text:style-name="T5"><text:s text:c="4"/></text:span><text:span text:style-name="T4">private</text:span><text:span text:style-name="T5"> </text:span><text:span text:style-name="T7">int</text:span><text:span text:style-name="T5"> </text:span><text:span text:style-name="T6">height</text:span><text:span text:style-name="T5">;</text:span></text:p><text:p><text:span text:style-name="T3"><text:s/></text:span><text:span text:style-name="T3">4 <text:s/></text:span><text:span text:style-name="T5"><text:s text:c="4"/></text:span><text:span text:style-name="T4">private</text:span><text:span text:style-name="T5"> </text:span><text:span text:style-name="T7">int</text:span><text:span text:style-name="T5"> </text:span><text:span text:style-name="T6">length</text:span><text:span text:style-name="T5">;</text:span></text:p><text:p><text:span text:style-name="T3"><text:s/></text:span><text:span text:style-name="T3">5 <text:s/></text:span></text:p><text:p><text:span text:style-name="T3"><text:s/></text:span><text:span text:style-name="T3">6 <text:s/></text:span><text:span text:style-name="T5"><text:s text:c="4"/></text:span><text:span text:style-name="T4">public</text:span><text:span text:style-name="T5"> </text:span><text:span text:style-name="T7">void</text:span><text:span text:style-name="T5"> </text:span><text:span text:style-name="T8">setData</text:span><text:span text:style-name="T5">(</text:span><text:span text:style-name="T7">int</text:span><text:span text:style-name="T5"> </text:span><text:span text:style-name="T6">length</text:span><text:span text:style-name="T5">, </text:span><text:span text:style-name="T7">int</text:span><text:span text:style-name="T5"> </text:span><text:span text:style-name="T6">theHeight</text:span><text:span text:style-name="T5">) {</text:span></text:p><text:p><text:span text:style-name="T3"><text:s/></text:span><text:span text:style-name="T3">7 <text:s/></text:span><text:span text:style-name="T5"><text:s text:c="8"/></text:span><text:span text:style-name="T6">length</text:span><text:span text:style-name="T5"> </text:span><text:span text:style-name="T4">=</text:span><text:span text:style-name="T5"> </text:span><text:span text:style-name="T4">this</text:span><text:span text:style-name="T5">.</text:span><text:span text:style-name="T6">length</text:span><text:span text:style-name="T5">; </text:span><text:span text:style-name="T3">// Backwards -- no good!</text:span></text:p><text:p><text:span text:style-name="T3"><text:s/></text:span><text:span text:style-name="T3">8 <text:s/></text:span><text:span text:style-name="T5"><text:s text:c="8"/></text:span><text:span text:style-name="T6">height</text:span><text:span text:style-name="T5"> </text:span><text:span text:style-name="T4">=</text:span><text:span text:style-name="T5"> </text:span><text:span text:style-name="T6">theHeight</text:span><text:span text:style-name="T5">; </text:span><text:span text:style-name="T3">// Fine, because a different name</text:span></text:p><text:p><text:span text:style-name="T3"><text:s/></text:span><text:span text:style-name="T3">9 <text:s/></text:span><text:span text:style-name="T5"><text:s text:c="8"/></text:span><text:span text:style-name="T4">this</text:span><text:span text:style-name="T5">.</text:span><text:span text:style-name="T6">color</text:span><text:span text:style-name="T5"> </text:span><text:span text:style-name="T4">=</text:span><text:span text:style-name="T5"> </text:span><text:span text:style-name="T13">"white"</text:span><text:span text:style-name="T5">; </text:span><text:span text:style-name="T3">// Fine, but this. reference not necessary</text:span></text:p><text:p><text:span text:style-name="T3">10 <text:s/></text:span><text:span text:style-name="T5"><text:s text:c="4"/>}</text:span></text:p><text:p><text:span text:style-name="T3">11 <text:s/></text:span></text:p><text:p><text:span text:style-name="T3">1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13 <text:s/></text:span><text:span text:style-name="T5"><text:s text:c="8"/></text:span><text:span text:style-name="T6">Duck</text:span><text:span text:style-name="T5"> </text:span><text:span text:style-name="T6">b</text:span><text:span text:style-name="T5"> </text:span><text:span text:style-name="T4">=</text:span><text:span text:style-name="T5"> </text:span><text:span text:style-name="T4">new</text:span><text:span text:style-name="T5"> </text:span><text:span text:style-name="T6">Duck</text:span><text:span text:style-name="T5">();</text:span></text:p><text:p><text:span text:style-name="T3">14 <text:s/></text:span><text:span text:style-name="T5"><text:s text:c="8"/></text:span><text:span text:style-name="T6">b</text:span><text:span text:style-name="T5">.</text:span><text:span text:style-name="T6">setData</text:span><text:span text:style-name="T5">(</text:span><text:span text:style-name="T9">1</text:span><text:span text:style-name="T5">, </text:span><text:span text:style-name="T9">2</text:span><text:span text:style-name="T5">);</text:span></text:p><text:p><text:span text:style-name="T3">15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6">b</text:span><text:span text:style-name="T5">.</text:span><text:span text:style-name="T6">length</text:span><text:span text:style-name="T5"> </text:span><text:span text:style-name="T4">+</text:span><text:span text:style-name="T5"> </text:span><text:span text:style-name="T13">" "</text:span><text:span text:style-name="T5"> </text:span><text:span text:style-name="T4">+</text:span><text:span text:style-name="T5"> </text:span><text:span text:style-name="T6">b</text:span><text:span text:style-name="T5">.</text:span><text:span text:style-name="T6">height</text:span><text:span text:style-name="T5"> </text:span><text:span text:style-name="T4">+</text:span><text:span text:style-name="T5"> </text:span><text:span text:style-name="T13">" "</text:span><text:span text:style-name="T5"> </text:span><text:span text:style-name="T4">+</text:span><text:span text:style-name="T5"> </text:span><text:span text:style-name="T6">b</text:span><text:span text:style-name="T5">.</text:span><text:span text:style-name="T6">color</text:span><text:span text:style-name="T5">);</text:span></text:p><text:p><text:span text:style-name="T3">16 <text:s/></text:span><text:span text:style-name="T5"><text:s text:c="4"/>}</text:span></text:p><text:p><text:span text:style-name="T3">17 <text:s/></text:span><text:span text:style-name="T5">}</text:span></text:p></draw:text-box></draw:frame><text:soft-page-break/></text:p>
      <text:p text:style-name="P15">Llamando a la Referencia <text:span text:style-name="T15">con</text:span> <text:span text:style-name="T1">super</text:span></text:p>
      <text:p text:style-name="P14"/>
      <text:p text:style-name="P19">En Java, una variable o método puede definirse tanto en una clase padre como en una clase hija. Esto significa que la instancia del objeto realmente contiene dos copias de la misma variable con el mismo nombre subyacente. Cuando esto sucede, ¿cómo hacemos referencia a la versión en la clase padre en lugar de la clase actual? Veamos un ejemplo.</text:p>
      <text:p text:style-name="P19"><draw:frame text:anchor-type="paragraph" draw:z-index="13" draw:name="Marco de texto 11" draw:style-name="gr1" draw:text-style-name="P9" svg:width="12.415cm" svg:height="7.305cm" svg:x="0.482cm" svg:y="0.392cm"><draw:text-box><text:p><text:span text:style-name="T3"><text:s/></text:span><text:span text:style-name="T3">1 <text:s/></text:span><text:span text:style-name="T5"><text:s text:c="2"/></text:span><text:span text:style-name="T3">// Reptile.java</text:span></text:p><text:p><text:span text:style-name="T3"><text:s/></text:span><text:span text:style-name="T3">2 <text:s/></text:span><text:span text:style-name="T5"><text:s text:c="2"/></text:span><text:span text:style-name="T4">public</text:span><text:span text:style-name="T5"> </text:span><text:span text:style-name="T4">class</text:span><text:span text:style-name="T5"> </text:span><text:span text:style-name="T6">Reptile</text:span><text:span text:style-name="T5"> {</text:span></text:p><text:p><text:span text:style-name="T3"><text:s/></text:span><text:span text:style-name="T3">3 <text:s/></text:span><text:span text:style-name="T5"><text:s text:c="6"/></text:span><text:span text:style-name="T4">protected</text:span><text:span text:style-name="T5"> </text:span><text:span text:style-name="T7">int</text:span><text:span text:style-name="T5"> </text:span><text:span text:style-name="T6">speed</text:span><text:span text:style-name="T5"> </text:span><text:span text:style-name="T4">=</text:span><text:span text:style-name="T5"> </text:span><text:span text:style-name="T9">10</text:span><text:span text:style-name="T5">;</text:span></text:p><text:p><text:span text:style-name="T3"><text:s/></text:span><text:span text:style-name="T3">4 <text:s/></text:span><text:span text:style-name="T5"><text:s/>}</text:span></text:p><text:p><text:span text:style-name="T3"><text:s/></text:span><text:span text:style-name="T3">5 <text:s/></text:span><text:span text:style-name="T5"><text:s text:c="3"/></text:span></text:p><text:p><text:span text:style-name="T3"><text:s/></text:span><text:span text:style-name="T3">6 <text:s/></text:span><text:span text:style-name="T5"><text:s text:c="2"/></text:span><text:span text:style-name="T3">// Crocodile.java</text:span></text:p><text:p><text:span text:style-name="T3"><text:s/></text:span><text:span text:style-name="T3">7 <text:s/></text:span><text:span text:style-name="T5"><text:s text:c="2"/></text:span><text:span text:style-name="T4">public</text:span><text:span text:style-name="T5"> </text:span><text:span text:style-name="T4">class</text:span><text:span text:style-name="T5"> </text:span><text:span text:style-name="T6">Crocodile</text:span><text:span text:style-name="T5"> </text:span><text:span text:style-name="T4">extends</text:span><text:span text:style-name="T5"> </text:span><text:span text:style-name="T6">Reptile</text:span><text:span text:style-name="T5"> {</text:span></text:p><text:p><text:span text:style-name="T3"><text:s/></text:span><text:span text:style-name="T3">8 <text:s/></text:span><text:span text:style-name="T5"><text:s text:c="6"/></text:span><text:span text:style-name="T4">protected</text:span><text:span text:style-name="T5"> </text:span><text:span text:style-name="T7">int</text:span><text:span text:style-name="T5"> </text:span><text:span text:style-name="T6">speed</text:span><text:span text:style-name="T5"> </text:span><text:span text:style-name="T4">=</text:span><text:span text:style-name="T5"> </text:span><text:span text:style-name="T9">20</text:span><text:span text:style-name="T5">;</text:span></text:p><text:p><text:span text:style-name="T3"><text:s/></text:span><text:span text:style-name="T3">9 <text:s/></text:span><text:span text:style-name="T5"><text:s/></text:span></text:p><text:p><text:span text:style-name="T3">10 <text:s/></text:span><text:span text:style-name="T5"><text:s text:c="6"/></text:span><text:span text:style-name="T4">public</text:span><text:span text:style-name="T5"> </text:span><text:span text:style-name="T7">int</text:span><text:span text:style-name="T5"> </text:span><text:span text:style-name="T8">getSpeed</text:span><text:span text:style-name="T5">() {</text:span></text:p><text:p><text:span text:style-name="T3">11 <text:s/></text:span><text:span text:style-name="T5"><text:s text:c="9"/></text:span><text:span text:style-name="T4">return</text:span><text:span text:style-name="T5"> </text:span><text:span text:style-name="T6">speed</text:span><text:span text:style-name="T5">;</text:span></text:p><text:p><text:span text:style-name="T3">12 <text:s/></text:span><text:span text:style-name="T5"><text:s text:c="6"/>}</text:span></text:p><text:p><text:span text:style-name="T3">13 <text:s/></text:span></text:p><text:p><text:span text:style-name="T3">14 <text:s/></text:span><text:span text:style-name="T5"><text:s text:c="5"/></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data</text:span><text:span text:style-name="T5">) {</text:span></text:p><text:p><text:span text:style-name="T3">15 <text:s/></text:span><text:span text:style-name="T5"><text:s text:c="10"/></text:span><text:span text:style-name="T4">var</text:span><text:span text:style-name="T5"> </text:span><text:span text:style-name="T6">croc</text:span><text:span text:style-name="T5"> </text:span><text:span text:style-name="T4">=</text:span><text:span text:style-name="T5"> </text:span><text:span text:style-name="T4">new</text:span><text:span text:style-name="T5"> </text:span><text:span text:style-name="T6">Crocodile</text:span><text:span text:style-name="T5">();</text:span></text:p><text:p><text:span text:style-name="T3">16 <text:s/></text:span><text:span text:style-name="T5"><text:s text:c="10"/></text:span><text:span text:style-name="T6">System</text:span><text:span text:style-name="T5">.</text:span><text:span text:style-name="T6">out</text:span><text:span text:style-name="T5">.</text:span><text:span text:style-name="T6">println</text:span><text:span text:style-name="T5">(</text:span><text:span text:style-name="T6">croc</text:span><text:span text:style-name="T5">.</text:span><text:span text:style-name="T6">getSpeed</text:span><text:span text:style-name="T5">()); </text:span><text:span text:style-name="T3">// 20</text:span></text:p><text:p><text:span text:style-name="T3">17 <text:s/></text:span><text:span text:style-name="T5"><text:s text:c="5"/>}</text:span></text:p><text:p><text:span text:style-name="T3">18 <text:s/></text:span><text:span text:style-name="T5"><text:s text:c="2"/>}</text:span></text:p></draw:text-box></draw:frame></text:p>
      <text:p text:style-name="P14">Una de las cosas más importantes para recordar sobre este código es que una instancia de <text:span text:style-name="T2">Crocodile</text:span> almacena dos valores separados para <text:span text:style-name="T2">speed</text:span>: uno a nivel de <text:span text:style-name="T2">Reptile</text:span> y otro a nivel de <text:span text:style-name="T2">Crocodile</text:span>. En la línea <text:span text:style-name="T16">11</text:span>, Java primero verifica si hay una variable local o parámetro de método llamado <text:span text:style-name="T2">speed</text:span>. Como no lo hay, entonces comprueba <text:span text:style-name="T2">this.speed;</text:span> y como existe, el programa imprime 20.</text:p>
      <text:p text:style-name="P14"/>
      <text:p text:style-name="P14">Pero, ¿qué pasa si queremos que el programa imprima el valor en la clase <text:span text:style-name="T2">Reptile</text:span>? Dentro de la clase <text:span text:style-name="T2">Crocodile</text:span>, podemos acceder al valor padre de <text:span text:style-name="T2">speed</text:span> utilizando la referencia o palabra clave <text:span text:style-name="T2">super</text:span>. La referencia <text:span text:style-name="T2">super</text:span> es similar a la referencia <text:span text:style-name="T2">this</text:span>, excepto que excluye cualquier miembro encontrado en la clase actual. En otras palabras, el miembro debe ser accesible a través de la herencia.</text:p>
      <text:p text:style-name="P14"/>
      <text:p text:style-name="P14">Veamos si has comprendido el uso de <text:span text:style-name="T2">this</text:span> y <text:span text:style-name="T2">super</text:span>. ¿Qué imprime el siguiente programa?</text:p>
      <text:p text:style-name="P14"/>
      <text:p text:style-name="P14"><draw:frame text:anchor-type="paragraph" draw:z-index="14" draw:name="Marco de texto 12" draw:style-name="gr9" draw:text-style-name="P9" svg:width="12.415cm" svg:height="8.116cm" svg:x="0.482cm" svg:y="0.219cm"><draw:text-box><text:p><text:span text:style-name="T3"><text:s/></text:span><text:span text:style-name="T3">1 <text:s/></text:span><text:span text:style-name="T4">class</text:span><text:span text:style-name="T5"> </text:span><text:span text:style-name="T6">Insect</text:span><text:span text:style-name="T5"> {</text:span></text:p><text:p><text:span text:style-name="T3"><text:s/></text:span><text:span text:style-name="T3">2 <text:s/></text:span><text:span text:style-name="T5"><text:s text:c="4"/></text:span><text:span text:style-name="T4">protected</text:span><text:span text:style-name="T5"> </text:span><text:span text:style-name="T7">int</text:span><text:span text:style-name="T5"> </text:span><text:span text:style-name="T6">numberOfLegs</text:span><text:span text:style-name="T5"> </text:span><text:span text:style-name="T4">=</text:span><text:span text:style-name="T5"> </text:span><text:span text:style-name="T9">4</text:span><text:span text:style-name="T5">;</text:span></text:p><text:p><text:span text:style-name="T3"><text:s/></text:span><text:span text:style-name="T3">3 <text:s/></text:span><text:span text:style-name="T5"><text:s text:c="4"/></text:span><text:span text:style-name="T6">String</text:span><text:span text:style-name="T5"> </text:span><text:span text:style-name="T6">label</text:span><text:span text:style-name="T5"> </text:span><text:span text:style-name="T4">=</text:span><text:span text:style-name="T5"> </text:span><text:span text:style-name="T13">"buggy"</text:span><text:span text:style-name="T5">;</text:span></text:p><text:p><text:span text:style-name="T3"><text:s/></text:span><text:span text:style-name="T3">4 <text:s/></text:span><text:span text:style-name="T5">}</text:span></text:p><text:p><text:span text:style-name="T3"><text:s/></text:span><text:span text:style-name="T3">5 <text:s/></text:span><text:span text:style-name="T4">public</text:span><text:span text:style-name="T5"> </text:span><text:span text:style-name="T4">class</text:span><text:span text:style-name="T5"> </text:span><text:span text:style-name="T6">Beetle</text:span><text:span text:style-name="T5"> </text:span><text:span text:style-name="T4">extends</text:span><text:span text:style-name="T5"> </text:span><text:span text:style-name="T6">Insect</text:span><text:span text:style-name="T5"> {</text:span></text:p><text:p><text:span text:style-name="T3"><text:s/></text:span><text:span text:style-name="T3">6 <text:s/></text:span><text:span text:style-name="T5"><text:s text:c="4"/></text:span><text:span text:style-name="T4">protected</text:span><text:span text:style-name="T5"> </text:span><text:span text:style-name="T7">int</text:span><text:span text:style-name="T5"> </text:span><text:span text:style-name="T6">numberOfLegs</text:span><text:span text:style-name="T5"> </text:span><text:span text:style-name="T4">=</text:span><text:span text:style-name="T5"> </text:span><text:span text:style-name="T9">6</text:span><text:span text:style-name="T5">;</text:span></text:p><text:p><text:span text:style-name="T3"><text:s/></text:span><text:span text:style-name="T3">7 <text:s/></text:span><text:span text:style-name="T5"><text:s text:c="4"/></text:span><text:span text:style-name="T7">short</text:span><text:span text:style-name="T5"> </text:span><text:span text:style-name="T6">age</text:span><text:span text:style-name="T5"> </text:span><text:span text:style-name="T4">=</text:span><text:span text:style-name="T5"> </text:span><text:span text:style-name="T9">3</text:span><text:span text:style-name="T5">;</text:span></text:p><text:p><text:span text:style-name="T3"><text:s/></text:span><text:span text:style-name="T3">8 <text:s/></text:span></text:p><text:p><text:span text:style-name="T3"><text:s/></text:span><text:span text:style-name="T3">9 <text:s/></text:span><text:span text:style-name="T5"><text:s text:c="4"/></text:span><text:span text:style-name="T4">public</text:span><text:span text:style-name="T5"> </text:span><text:span text:style-name="T7">void</text:span><text:span text:style-name="T5"> </text:span><text:span text:style-name="T8">printData</text:span><text:span text:style-name="T5">() {</text:span></text:p><text:p><text:span text:style-name="T3">10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this</text:span><text:span text:style-name="T5">.</text:span><text:span text:style-name="T6">label</text:span><text:span text:style-name="T5">);</text:span></text:p><text:p><text:span text:style-name="T3">11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super</text:span><text:span text:style-name="T5">.</text:span><text:span text:style-name="T6">label</text:span><text:span text:style-name="T5">);</text:span></text:p><text:p><text:span text:style-name="T3">12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this</text:span><text:span text:style-name="T5">.</text:span><text:span text:style-name="T6">age</text:span><text:span text:style-name="T5">);</text:span></text:p><text:p><text:span text:style-name="T3">13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super</text:span><text:span text:style-name="T5">.</text:span><text:span text:style-name="T6">age</text:span><text:span text:style-name="T5">);</text:span></text:p><text:p><text:span text:style-name="T3">14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6">numberOfLegs</text:span><text:span text:style-name="T5">);</text:span></text:p><text:p><text:span text:style-name="T3">15 <text:s/></text:span><text:span text:style-name="T5"><text:s text:c="4"/>}</text:span></text:p><text:p><text:span text:style-name="T3">16 <text:s/></text:span></text:p><text:p><text:span text:style-name="T3">17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m</text:span><text:span text:style-name="T5">) {</text:span></text:p><text:p><text:span text:style-name="T3">18 <text:s/></text:span><text:span text:style-name="T5"><text:s text:c="8"/></text:span><text:span text:style-name="T4">new</text:span><text:span text:style-name="T5"> </text:span><text:span text:style-name="T6">Beetle</text:span><text:span text:style-name="T5">().</text:span><text:span text:style-name="T6">printData</text:span><text:span text:style-name="T5">();</text:span></text:p><text:p><text:span text:style-name="T3">19 <text:s/></text:span><text:span text:style-name="T5"><text:s text:c="4"/>}</text:span></text:p><text:p><text:span text:style-name="T3">20 <text:s/></text:span><text:span text:style-name="T5">}</text:span></text:p></draw:text-box></draw:frame></text:p>
      <text:p text:style-name="P14">¡Esa era una pregunta con trampa! Este código no compilaría. </text:p>
      <text:p text:style-name="P14"/>
      <text:p text:style-name="P14">Como <text:span text:style-name="T2">label</text:span> está definida en la clase padre, es accesible a través de las referencias <text:span text:style-name="T2">this</text:span> y <text:span text:style-name="T2">super</text:span>. Por esta razón, las líneas 10 y 11 compilarían y ambas imprimirían <text:span text:style-name="T2">"buggy"</text:span> si la clase compilara.</text:p>
      <text:p text:style-name="P20">Por otro lado, la variable <text:span text:style-name="T2">age</text:span> solo está definida en la clase actual, lo que la hace accesible a través de <text:span text:style-name="T2">this</text:span> pero no de <text:span text:style-name="T2">super</text:span>. Por esta razón, la línea 12 compila (e imprimiría 3), pero la línea 13 no. </text:p>
      <text:p text:style-name="P20"><text:soft-page-break/>Recuerda, mientras que <text:span text:style-name="T2">this</text:span> incluye miembros actuales y heredados, <text:span text:style-name="T2">super</text:span> solo incluye miembros heredados.</text:p>
      <text:p text:style-name="P20"/>
      <text:p text:style-name="P14">Por último, pero no menos importante, ¿qué imprimiría la línea 14 si la línea 13 estuviera comentada? Aunque ambas variables <text:span text:style-name="T2">numberOfLegs</text:span> son accesibles en <text:span text:style-name="T2">Beetle</text:span>, Java verifica hacia afuera, comenzando con el ámbito más estrecho. Por esta razón, se utiliza el valor de <text:span text:style-name="T2">numberOfLegs</text:span> en la clase <text:span text:style-name="T2">Beetle</text:span> y se imprime 6. En este ejemplo, <text:span text:style-name="T2">this.numberOfLegs</text:span> y <text:span text:style-name="T2">super.numberOfLegs</text:span> se refieren a variables diferentes con valores distintos.</text:p>
      <text:p text:style-name="P14"/>
      <text:p text:style-name="P14">Como <text:span text:style-name="T2">this</text:span> incluye miembros heredados, a menudo solo usas <text:span text:style-name="T2">super</text:span> cuando tienes un conflicto de nombres a través de la herencia. Por ejemplo, tienes un método o variable definido en la clase actual que coincide con un método o variable en una clase padre.</text:p>
      <text:p text:style-name="P14"/>
      <text:p text:style-name="P15">Declarando Constructores</text:p>
      <text:p text:style-name="P14"/>
      <text:p text:style-name="P14"><text:span text:style-name="T17">U</text:span>n constructor es un método especial que coincide con el nombre de la clase y no tiene tipo de retorno.</text:p>
      <text:p text:style-name="P14"><draw:frame text:anchor-type="paragraph" draw:z-index="16" draw:name="Marco de texto 13" draw:style-name="gr4" draw:text-style-name="P9" svg:width="12.415cm" svg:height="2.031cm" svg:x="0.482cm" svg:y="0.342cm"><draw:text-box><text:p><text:span text:style-name="T3">1 <text:s/></text:span><text:span text:style-name="T4">public</text:span><text:span text:style-name="T5"> </text:span><text:span text:style-name="T4">class</text:span><text:span text:style-name="T5"> </text:span><text:span text:style-name="T6">Bunny</text:span><text:span text:style-name="T5"> {</text:span></text:p><text:p><text:span text:style-name="T3">2 <text:s/></text:span><text:span text:style-name="T5"><text:s text:c="4"/></text:span><text:span text:style-name="T4">public</text:span><text:span text:style-name="T5"> </text:span><text:span text:style-name="T8">Bunny</text:span><text:span text:style-name="T5">() {</text:span></text:p><text:p><text:span text:style-name="T3">3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13">"hop"</text:span><text:span text:style-name="T5">);</text:span></text:p><text:p><text:span text:style-name="T3">4 <text:s/></text:span><text:span text:style-name="T5"><text:s text:c="4"/>}</text:span></text:p><text:p><text:span text:style-name="T3">5 <text:s/></text:span><text:span text:style-name="T5">}</text:span></text:p></draw:text-box></draw:frame></text:p>
      <text:p text:style-name="P14">El nombre del constructor, <text:span text:style-name="T2">Bunny</text:span>, coincide con el nombre de la clase, <text:span text:style-name="T2">Bunny</text:span>, y no hay tipo de retorno, ni siquiera <text:span text:style-name="T2">void</text:span>. Eso lo convierte en un constructor.</text:p>
      <text:p text:style-name="P14"><draw:frame text:anchor-type="paragraph" draw:z-index="17" draw:name="Marco de texto 14" draw:style-name="gr5" draw:text-style-name="P9" svg:width="12.415cm" svg:height="1.625cm" svg:x="0.482cm" svg:y="0.342cm"><draw:text-box><text:p><text:span text:style-name="T3">1 <text:s/></text:span><text:span text:style-name="T4">public</text:span><text:span text:style-name="T5"> </text:span><text:span text:style-name="T4">class</text:span><text:span text:style-name="T5"> </text:span><text:span text:style-name="T6">Bunny</text:span><text:span text:style-name="T5"> {</text:span></text:p><text:p><text:span text:style-name="T3">2 <text:s/></text:span><text:span text:style-name="T5"><text:s text:c="4"/></text:span><text:span text:style-name="T4">public</text:span><text:span text:style-name="T5"> </text:span><text:span text:style-name="T8">bunny</text:span><text:span text:style-name="T5">() {} </text:span><text:span text:style-name="T3">// NO COMPILA</text:span></text:p><text:p><text:span text:style-name="T3">3 <text:s/></text:span><text:span text:style-name="T5"><text:s text:c="4"/></text:span><text:span text:style-name="T4">public</text:span><text:span text:style-name="T5"> </text:span><text:span text:style-name="T7">void</text:span><text:span text:style-name="T5"> </text:span><text:span text:style-name="T8">Bunny</text:span><text:span text:style-name="T5">() {}</text:span></text:p><text:p><text:span text:style-name="T3">4 <text:s/></text:span><text:span text:style-name="T5">}</text:span></text:p></draw:text-box></draw:frame></text:p>
      <text:p text:style-name="P14">El primero no coincide con el nombre de la clase porque Java distingue entre mayúsculas y minúsculas. Como no coincide, Java sabe que no puede ser un constructor y se supone que es un método regular. Sin embargo, falta el tipo de retorno y no compila. El segundo método es un método perfectamente bueno, pero no es un constructor porque tiene un tipo de retorno.</text:p>
      <text:p text:style-name="P14"/>
      <text:p text:style-name="P14">Al igual que los parámetros de método, los parámetros de constructor pueden ser cualquier clase, array o tipo primitivo válido, incluyendo genéricos, pero no pueden incluir <text:span text:style-name="T2">var</text:span>. Por ejemplo, lo siguiente no compila:</text:p>
      <text:p text:style-name="P14"><draw:frame text:anchor-type="paragraph" draw:z-index="18" draw:name="Marco de texto 15" draw:style-name="gr5" draw:text-style-name="P9" svg:width="12.415cm" svg:height="1.625cm" svg:x="0.482cm" svg:y="0.302cm"><draw:text-box><text:p><text:span text:style-name="T3">1 <text:s/></text:span><text:span text:style-name="T4">public</text:span><text:span text:style-name="T5"> </text:span><text:span text:style-name="T4">class</text:span><text:span text:style-name="T5"> </text:span><text:span text:style-name="T6">Bonobo</text:span><text:span text:style-name="T5"> {</text:span></text:p><text:p><text:span text:style-name="T3">2 <text:s/></text:span><text:span text:style-name="T5"><text:s text:c="4"/></text:span><text:span text:style-name="T4">public</text:span><text:span text:style-name="T5"> </text:span><text:span text:style-name="T8">Bonobo</text:span><text:span text:style-name="T5"> (</text:span><text:span text:style-name="T4">var</text:span><text:span text:style-name="T5"> </text:span><text:span text:style-name="T6">food</text:span><text:span text:style-name="T5">) { </text:span><text:span text:style-name="T3">// NO COMPILA</text:span></text:p><text:p><text:span text:style-name="T3">3 <text:s/></text:span><text:span text:style-name="T5"><text:s text:c="4"/>}</text:span></text:p><text:p><text:span text:style-name="T3">4 <text:s/></text:span><text:span text:style-name="T5">}</text:span></text:p></draw:text-box></draw:frame></text:p>
      <text:p text:style-name="P14">Una clase puede tener múltiples constructores, siempre y cuando cada constructor tenga una firma de constructor única. En este caso, eso significa que los parámetros del constructor deben ser distintos. Al igual que los métodos con el mismo nombre pero diferentes firmas, declarar múltiples constructores con diferentes firmas se conoce como sobrecarga de constructores. La siguiente clase Turtle tiene cuatro constructores sobrecargados distintos:</text:p>
      <text:p text:style-name="P14"><draw:frame text:anchor-type="paragraph" draw:z-index="19" draw:name="Marco de texto 16" draw:style-name="gr10" draw:text-style-name="P9" svg:width="12.415cm" svg:height="6.494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Turtle</text:span><text:span text:style-name="T5"> {</text:span></text:p><text:p><text:span text:style-name="T3"><text:s/></text:span><text:span text:style-name="T3">2 <text:s/></text:span></text:p><text:p><text:span text:style-name="T3"><text:s/></text:span><text:span text:style-name="T3">3 <text:s/></text:span><text:span text:style-name="T5"><text:s text:c="4"/></text:span><text:span text:style-name="T4">private</text:span><text:span text:style-name="T5"> </text:span><text:span text:style-name="T6">String</text:span><text:span text:style-name="T5"> </text:span><text:span text:style-name="T6">name</text:span><text:span text:style-name="T5">;</text:span></text:p><text:p><text:span text:style-name="T3"><text:s/></text:span><text:span text:style-name="T3">4 <text:s/></text:span></text:p><text:p><text:span text:style-name="T3"><text:s/></text:span><text:span text:style-name="T3">5 <text:s/></text:span><text:span text:style-name="T5"><text:s text:c="4"/></text:span><text:span text:style-name="T4">public</text:span><text:span text:style-name="T5"> </text:span><text:span text:style-name="T8">Turtle</text:span><text:span text:style-name="T5">() {</text:span></text:p><text:p><text:span text:style-name="T3"><text:s/></text:span><text:span text:style-name="T3">6 <text:s/></text:span><text:span text:style-name="T5"><text:s text:c="8"/></text:span><text:span text:style-name="T6">name</text:span><text:span text:style-name="T5"> </text:span><text:span text:style-name="T4">=</text:span><text:span text:style-name="T5"> </text:span><text:span text:style-name="T13">"John Doe"</text:span><text:span text:style-name="T5">;</text:span></text:p><text:p><text:span text:style-name="T3"><text:s/></text:span><text:span text:style-name="T3">7 <text:s/></text:span><text:span text:style-name="T5"><text:s text:c="4"/>}</text:span></text:p><text:p><text:span text:style-name="T3"><text:s/></text:span><text:span text:style-name="T3">8 <text:s/></text:span></text:p><text:p><text:span text:style-name="T3"><text:s/></text:span><text:span text:style-name="T3">9 <text:s/></text:span><text:span text:style-name="T5"><text:s text:c="4"/></text:span><text:span text:style-name="T4">public</text:span><text:span text:style-name="T5"> </text:span><text:span text:style-name="T8">Turtle</text:span><text:span text:style-name="T5">(</text:span><text:span text:style-name="T7">int</text:span><text:span text:style-name="T5"> </text:span><text:span text:style-name="T6">age</text:span><text:span text:style-name="T5">) {}</text:span></text:p><text:p><text:span text:style-name="T3">10 <text:s/></text:span></text:p><text:p><text:span text:style-name="T3">11 <text:s/></text:span><text:span text:style-name="T5"><text:s text:c="4"/></text:span><text:span text:style-name="T4">public</text:span><text:span text:style-name="T5"> </text:span><text:span text:style-name="T8">Turtle</text:span><text:span text:style-name="T5">(</text:span><text:span text:style-name="T7">long</text:span><text:span text:style-name="T5"> </text:span><text:span text:style-name="T6">age</text:span><text:span text:style-name="T5">) {}</text:span></text:p><text:p><text:span text:style-name="T3">12 <text:s/></text:span></text:p><text:p><text:span text:style-name="T3">13 <text:s/></text:span><text:span text:style-name="T5"><text:s text:c="4"/></text:span><text:span text:style-name="T4">public</text:span><text:span text:style-name="T5"> </text:span><text:span text:style-name="T8">Turtle</text:span><text:span text:style-name="T5">(</text:span><text:span text:style-name="T6">String</text:span><text:span text:style-name="T5"> </text:span><text:span text:style-name="T6">newName</text:span><text:span text:style-name="T5">, </text:span><text:span text:style-name="T6">String</text:span><text:span text:style-name="T5">... </text:span><text:span text:style-name="T6">favoriteFoods</text:span><text:span text:style-name="T5">) {</text:span></text:p><text:p><text:span text:style-name="T3">14 <text:s/></text:span><text:span text:style-name="T5"><text:s text:c="8"/></text:span><text:span text:style-name="T6">name</text:span><text:span text:style-name="T5"> </text:span><text:span text:style-name="T4">=</text:span><text:span text:style-name="T5"> </text:span><text:span text:style-name="T6">newName</text:span><text:span text:style-name="T5">;</text:span></text:p><text:p><text:span text:style-name="T3">15 <text:s/></text:span><text:span text:style-name="T5"><text:s text:c="4"/>}</text:span></text:p><text:p><text:span text:style-name="T3">16 <text:s/></text:span><text:span text:style-name="T5">}</text:span></text:p></draw:text-box></draw:frame></text:p>
      <text:p text:style-name="P14">Los constructores se utilizan al crear un nuevo objeto. Este proceso se llama instanciación porque crea una nueva instancia de la clase. Se llama a un constructor cuando escribimos <text:span text:style-name="T2">new</text:span> seguido del nombre de la clase que queremos instanciar. Aquí tienes un ejemplo:</text:p>
      <text:p text:style-name="P14"><draw:frame text:anchor-type="paragraph" draw:z-index="20" draw:name="Marco de texto 17" draw:style-name="gr11" draw:text-style-name="P9" svg:width="12.415cm" svg:height="0.63cm" svg:x="0.379cm" svg:y="0.323cm"><draw:text-box><text:p><text:span text:style-name="T3">1 <text:s/></text:span><text:span text:style-name="T4">new</text:span><text:span text:style-name="T5"> </text:span><text:span text:style-name="T6">Turtle</text:span><text:span text:style-name="T5">(</text:span><text:span text:style-name="T9">15</text:span><text:span text:style-name="T5">)</text:span></text:p></draw:text-box></draw:frame></text:p>
      <text:p text:style-name="P14">Cuando Java ve la palabra clave <text:span text:style-name="T2">new</text:span>, asigna memoria para el nuevo objeto. Luego busca un constructor con una firma coincidente y lo llama.</text:p>
      <text:p text:style-name="P14"/>
      <text:p text:style-name="P15">El Constructor Predeterminado</text:p>
      <text:p text:style-name="P14"/>
      <text:p text:style-name="P14">El constructor predeterminado tiene una lista de parámetros vacía y un cuerpo vacío. Está bien que lo escribas tú mismo. Sin embargo, como no hace nada, Java se complace en generarlo por ti y ahorrarte algo de escritura.</text:p>
      <text:p text:style-name="P14"/>
      <text:p text:style-name="P14">Todas las clases en Java tienen un constructor, ya sea que lo codifiques o no. Si no incluyes ningún constructor en la clase, Java creará uno por ti sin parámetros. Este constructor creado por Java se llama constructor predeterminado y se agrega cada vez que se declara una clase sin constructores. A menudo nos referimos a él como el constructor predeterminado sin argumentos. Aquí tienes un ejemplo:</text:p>
      <text:p text:style-name="P14"/>
      <text:p text:style-name="P14"><draw:frame text:anchor-type="paragraph" draw:z-index="21" draw:name="Marco de texto 18" draw:style-name="gr4" draw:text-style-name="P9" svg:width="12.415cm" svg:height="2.031cm" svg:x="0.482cm" svg:y="0.302cm"><draw:text-box><text:p><text:span text:style-name="T3">1 <text:s/></text:span><text:span text:style-name="T4">public</text:span><text:span text:style-name="T5"> </text:span><text:span text:style-name="T4">class</text:span><text:span text:style-name="T5"> </text:span><text:span text:style-name="T6">Conejo</text:span><text:span text:style-name="T5"> {</text:span></text:p><text:p><text:span text:style-name="T3">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3 <text:s/></text:span><text:span text:style-name="T5"><text:s text:c="8"/></text:span><text:span text:style-name="T4">new</text:span><text:span text:style-name="T5"> </text:span><text:span text:style-name="T6">Conejo</text:span><text:span text:style-name="T5">(); </text:span><text:span text:style-name="T3">// Llama al constructor predeterminado</text:span></text:p><text:p><text:span text:style-name="T3">4 <text:s/></text:span><text:span text:style-name="T5"><text:s text:c="4"/>}</text:span></text:p><text:p><text:span text:style-name="T3">5 <text:s/></text:span><text:span text:style-name="T5">}</text:span><text:span text:style-name="T18"> </text:span></text:p></draw:text-box></draw:frame><text:soft-page-break/></text:p>
      <text:p text:style-name="P14">En la clase <text:span text:style-name="T2">Conejo</text:span>, Java ve que no se codificó ningún constructor y crea uno. La clase anterior es equivalente a la siguiente, en la que se proporciona el constructor predeterminado y, por lo tanto, no lo inserta el compilador:</text:p>
      <text:p text:style-name="P14"><draw:frame text:anchor-type="paragraph" draw:z-index="22" draw:name="Marco de texto 19" draw:style-name="gr12" draw:text-style-name="P9" svg:width="12.415cm" svg:height="2.842cm" svg:x="0.482cm" svg:y="0.302cm"><draw:text-box><text:p><text:span text:style-name="T3">1 <text:s/></text:span><text:span text:style-name="T4">public</text:span><text:span text:style-name="T5"> </text:span><text:span text:style-name="T4">class</text:span><text:span text:style-name="T5"> </text:span><text:span text:style-name="T6">Conejo</text:span><text:span text:style-name="T5"> {</text:span></text:p><text:p><text:span text:style-name="T3">2 <text:s/></text:span><text:span text:style-name="T5"><text:s text:c="4"/></text:span><text:span text:style-name="T4">public</text:span><text:span text:style-name="T5"> </text:span><text:span text:style-name="T8">Conejo</text:span><text:span text:style-name="T5">() {} </text:span><text:span text:style-name="T3">// Constructor predeterminado</text:span></text:p><text:p><text:span text:style-name="T3">3 <text:s/></text:span></text:p><text:p><text:span text:style-name="T3">4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5 <text:s/></text:span><text:span text:style-name="T5"><text:s text:c="8"/></text:span><text:span text:style-name="T4">new</text:span><text:span text:style-name="T5"> </text:span><text:span text:style-name="T6">Conejo</text:span><text:span text:style-name="T5">(); </text:span><text:span text:style-name="T3">// Llama al constructor predeterminado</text:span></text:p><text:p><text:span text:style-name="T3">6 <text:s/></text:span><text:span text:style-name="T5"><text:s text:c="4"/>}</text:span></text:p><text:p><text:span text:style-name="T3">7 <text:s/></text:span><text:span text:style-name="T5">}</text:span></text:p></draw:text-box></draw:frame></text:p>
      <text:p text:style-name="P14">Seguimos diciendo generado. Esto sucede durante el paso de compilación. Si miras el archivo con la extensión <text:span text:style-name="T19">.java</text:span>, el constructor seguirá faltando. Solo aparece en el archivo compilado con la extensión <text:span text:style-name="T19">.class</text:span>.</text:p>
      <text:p text:style-name="P14"/>
      <text:p text:style-name="P14">Para el examen, una de las reglas más importantes que necesitas saber es que el compilador solo inserta el constructor predeterminado cuando no se definen constructores. ¿Cuál de estas clases crees que tiene un constructor predeterminado?</text:p>
      <text:p text:style-name="P14"><draw:frame text:anchor-type="paragraph" draw:z-index="23" draw:name="Marco de texto 20" draw:style-name="gr13" draw:text-style-name="P9" svg:width="12.415cm" svg:height="5.277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Conejo1</text:span><text:span text:style-name="T5"> {}</text:span></text:p><text:p><text:span text:style-name="T3"><text:s/></text:span><text:span text:style-name="T3">2 <text:s/></text:span></text:p><text:p><text:span text:style-name="T3"><text:s/></text:span><text:span text:style-name="T3">3 <text:s/></text:span><text:span text:style-name="T4">public</text:span><text:span text:style-name="T5"> </text:span><text:span text:style-name="T4">class</text:span><text:span text:style-name="T5"> </text:span><text:span text:style-name="T6">Conejo2</text:span><text:span text:style-name="T5"> {</text:span></text:p><text:p><text:span text:style-name="T3"><text:s/></text:span><text:span text:style-name="T3">4 <text:s/></text:span><text:span text:style-name="T5"><text:s text:c="4"/></text:span><text:span text:style-name="T4">public</text:span><text:span text:style-name="T5"> </text:span><text:span text:style-name="T8">Conejo2</text:span><text:span text:style-name="T5">() {}</text:span></text:p><text:p><text:span text:style-name="T3"><text:s/></text:span><text:span text:style-name="T3">5 <text:s/></text:span><text:span text:style-name="T5">}</text:span></text:p><text:p><text:span text:style-name="T3"><text:s/></text:span><text:span text:style-name="T3">6 <text:s/></text:span></text:p><text:p><text:span text:style-name="T3"><text:s/></text:span><text:span text:style-name="T3">7 <text:s/></text:span><text:span text:style-name="T4">public</text:span><text:span text:style-name="T5"> </text:span><text:span text:style-name="T4">class</text:span><text:span text:style-name="T5"> </text:span><text:span text:style-name="T6">Conejo3</text:span><text:span text:style-name="T5"> {</text:span></text:p><text:p><text:span text:style-name="T3"><text:s/></text:span><text:span text:style-name="T3">8 <text:s/></text:span><text:span text:style-name="T5"><text:s text:c="4"/></text:span><text:span text:style-name="T4">public</text:span><text:span text:style-name="T5"> </text:span><text:span text:style-name="T8">Conejo3</text:span><text:span text:style-name="T5">(</text:span><text:span text:style-name="T7">boolean</text:span><text:span text:style-name="T5"> </text:span><text:span text:style-name="T6">b</text:span><text:span text:style-name="T5">) {}</text:span></text:p><text:p><text:span text:style-name="T3"><text:s/></text:span><text:span text:style-name="T3">9 <text:s/></text:span><text:span text:style-name="T5">}</text:span></text:p><text:p><text:span text:style-name="T3">10 <text:s/></text:span></text:p><text:p><text:span text:style-name="T3">11 <text:s/></text:span><text:span text:style-name="T4">public</text:span><text:span text:style-name="T5"> </text:span><text:span text:style-name="T4">class</text:span><text:span text:style-name="T5"> </text:span><text:span text:style-name="T6">Conejo4</text:span><text:span text:style-name="T5"> {</text:span></text:p><text:p><text:span text:style-name="T3">12 <text:s/></text:span><text:span text:style-name="T5"><text:s text:c="4"/></text:span><text:span text:style-name="T4">private</text:span><text:span text:style-name="T5"> </text:span><text:span text:style-name="T8">Conejo4</text:span><text:span text:style-name="T5">() {}</text:span></text:p><text:p><text:span text:style-name="T3">13 <text:s/></text:span><text:span text:style-name="T5">}</text:span></text:p></draw:text-box></draw:frame></text:p>
      <text:p text:style-name="P21">Solo <text:span text:style-name="T2">Conejo1</text:span> obtiene un constructor predeterminado sin argumentos. <text:span text:style-name="T2">Conejo2</text:span> y <text:span text:style-name="T2">Conejo3</text:span> ya tienen constructores públicos. <text:span text:style-name="T2">Conejo4</text:span> tiene un constructor privado. Dado que estas tres clases tienen un constructor definido, el constructor predeterminado sin argumentos no se inserta para ti.</text:p>
      <text:p text:style-name="P14"/>
      <text:p text:style-name="P14">Veamos rápidamente cómo llamar a estos constructores:</text:p>
      <text:p text:style-name="P14"><draw:frame text:anchor-type="paragraph" draw:z-index="24" draw:name="Marco de texto 21" draw:style-name="gr12" draw:text-style-name="P9" svg:width="12.415cm" svg:height="2.842cm" svg:x="0.482cm" svg:y="0.302cm"><draw:text-box><text:p><text:span text:style-name="T3">1 <text:s/></text:span><text:span text:style-name="T4">public</text:span><text:span text:style-name="T5"> </text:span><text:span text:style-name="T4">class</text:span><text:span text:style-name="T5"> </text:span><text:span text:style-name="T6">RabbitsMultiply</text:span><text:span text:style-name="T5"> {</text:span></text:p><text:p><text:span text:style-name="T3">2 <text:s/></text:span><text:span text:style-name="T5"><text:s/></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3 <text:s/></text:span><text:span text:style-name="T5"><text:s/></text:span><text:span text:style-name="T4">var</text:span><text:span text:style-name="T5"> </text:span><text:span text:style-name="T6">r1</text:span><text:span text:style-name="T5"> </text:span><text:span text:style-name="T4">=</text:span><text:span text:style-name="T5"> </text:span><text:span text:style-name="T4">new</text:span><text:span text:style-name="T5"> </text:span><text:span text:style-name="T6">Rabbit1</text:span><text:span text:style-name="T5">();</text:span></text:p><text:p><text:span text:style-name="T3">4 <text:s/></text:span><text:span text:style-name="T5"><text:s/></text:span><text:span text:style-name="T4">var</text:span><text:span text:style-name="T5"> </text:span><text:span text:style-name="T6">r2</text:span><text:span text:style-name="T5"> </text:span><text:span text:style-name="T4">=</text:span><text:span text:style-name="T5"> </text:span><text:span text:style-name="T4">new</text:span><text:span text:style-name="T5"> </text:span><text:span text:style-name="T6">Rabbit2</text:span><text:span text:style-name="T5">();</text:span></text:p><text:p><text:span text:style-name="T3">5 <text:s/></text:span><text:span text:style-name="T5"><text:s/></text:span><text:span text:style-name="T4">var</text:span><text:span text:style-name="T5"> </text:span><text:span text:style-name="T6">r3</text:span><text:span text:style-name="T5"> </text:span><text:span text:style-name="T4">=</text:span><text:span text:style-name="T5"> </text:span><text:span text:style-name="T4">new</text:span><text:span text:style-name="T5"> </text:span><text:span text:style-name="T6">Rabbit3</text:span><text:span text:style-name="T5">(</text:span><text:span text:style-name="T7">true</text:span><text:span text:style-name="T5">);</text:span></text:p><text:p><text:span text:style-name="T3">6 <text:s/></text:span><text:span text:style-name="T5"><text:s/></text:span><text:span text:style-name="T4">var</text:span><text:span text:style-name="T5"> </text:span><text:span text:style-name="T6">r4</text:span><text:span text:style-name="T5"> </text:span><text:span text:style-name="T4">=</text:span><text:span text:style-name="T5"> </text:span><text:span text:style-name="T4">new</text:span><text:span text:style-name="T5"> </text:span><text:span text:style-name="T6">Rabbit4</text:span><text:span text:style-name="T5">(); </text:span><text:span text:style-name="T3">// NO COMPILA</text:span></text:p><text:p><text:span text:style-name="T3">7 <text:s/></text:span><text:span text:style-name="T5">}}</text:span></text:p></draw:text-box></draw:frame></text:p>
      <text:p text:style-name="P14">La línea 3 llama al constructor predeterminado sin argumentos generado. Las líneas 4 y 5 llaman a los constructores proporcionados por el usuario. La línea 6 no compila. Rabbit4 hizo el constructor privado para que otras clases no puedan llamarlo.</text:p>
      <text:p text:style-name="P14"/>
      <text:p text:style-name="P22">Tener solo constructores privados en una clase le dice al compilador que no proporcione un constructor predeterminado sin argumentos. También evita que otras clases instancien la clase. Esto es útil cuando una clase solo tiene métodos estáticos o el desarrollador quiere tener control total de todas las llamadas para crear nuevas instancias de la clase.</text:p>
      <text:p text:style-name="P14"/>
      <text:p text:style-name="P15">Llamando a Constructores Sobrecargados con <text:span text:style-name="T1">this()</text:span></text:p>
      <text:p text:style-name="P14"/>
      <text:p text:style-name="P23"><draw:frame text:anchor-type="paragraph" draw:z-index="25" draw:name="Marco de texto 22" draw:style-name="gr14" draw:text-style-name="P9" svg:width="12.415cm" svg:height="5.682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Hamster</text:span><text:span text:style-name="T5"> {</text:span></text:p><text:p><text:span text:style-name="T3"><text:s/></text:span><text:span text:style-name="T3">2 <text:s/></text:span><text:span text:style-name="T5"><text:s text:c="4"/></text:span><text:span text:style-name="T4">private</text:span><text:span text:style-name="T5"> </text:span><text:span text:style-name="T6">String</text:span><text:span text:style-name="T5"> </text:span><text:span text:style-name="T6">color</text:span><text:span text:style-name="T5">;</text:span></text:p><text:p><text:span text:style-name="T3"><text:s/></text:span><text:span text:style-name="T3">3 <text:s/></text:span><text:span text:style-name="T5"><text:s text:c="4"/></text:span><text:span text:style-name="T4">private</text:span><text:span text:style-name="T5"> </text:span><text:span text:style-name="T7">int</text:span><text:span text:style-name="T5"> </text:span><text:span text:style-name="T6">weight</text:span><text:span text:style-name="T5">;</text:span></text:p><text:p><text:span text:style-name="T3"><text:s/></text:span><text:span text:style-name="T3">4 <text:s/></text:span></text:p><text:p><text:span text:style-name="T3"><text:s/></text:span><text:span text:style-name="T3">5 <text:s/></text:span><text:span text:style-name="T5"><text:s text:c="4"/></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text:span><text:span text:style-name="T6">String</text:span><text:span text:style-name="T5"> </text:span><text:span text:style-name="T6">color</text:span><text:span text:style-name="T5">) { </text:span><text:span text:style-name="T3">// Primer constructor</text:span></text:p><text:p><text:span text:style-name="T3"><text:s/></text:span><text:span text:style-name="T3">6 <text:s/></text:span><text:span text:style-name="T5"><text:s text:c="8"/></text:span><text:span text:style-name="T4">this</text:span><text:span text:style-name="T5">.</text:span><text:span text:style-name="T6">weight</text:span><text:span text:style-name="T5"> </text:span><text:span text:style-name="T4">=</text:span><text:span text:style-name="T5"> </text:span><text:span text:style-name="T6">weight</text:span><text:span text:style-name="T5">;</text:span></text:p><text:p><text:span text:style-name="T3"><text:s/></text:span><text:span text:style-name="T3">7 <text:s/></text:span><text:span text:style-name="T5"><text:s text:c="8"/></text:span><text:span text:style-name="T4">this</text:span><text:span text:style-name="T5">.</text:span><text:span text:style-name="T6">color</text:span><text:span text:style-name="T5"> </text:span><text:span text:style-name="T4">=</text:span><text:span text:style-name="T5"> </text:span><text:span text:style-name="T6">color</text:span><text:span text:style-name="T5">;</text:span></text:p><text:p><text:span text:style-name="T3"><text:s/></text:span><text:span text:style-name="T3">8 <text:s/></text:span><text:span text:style-name="T5"><text:s text:c="4"/>}</text:span></text:p><text:p><text:span text:style-name="T3"><text:s/></text:span><text:span text:style-name="T3">9 <text:s/></text:span></text:p><text:p><text:span text:style-name="T3">10 <text:s/></text:span><text:span text:style-name="T5"><text:s text:c="4"/></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 </text:span><text:span text:style-name="T3">// Segundo constructor</text:span></text:p><text:p><text:span text:style-name="T3">11 <text:s/></text:span><text:span text:style-name="T5"><text:s text:c="8"/></text:span><text:span text:style-name="T4">this</text:span><text:span text:style-name="T5">.</text:span><text:span text:style-name="T6">weight</text:span><text:span text:style-name="T5"> </text:span><text:span text:style-name="T4">=</text:span><text:span text:style-name="T5"> </text:span><text:span text:style-name="T6">weight</text:span><text:span text:style-name="T5">;</text:span></text:p><text:p><text:span text:style-name="T3">12 <text:s/></text:span><text:span text:style-name="T5"><text:s text:c="8"/></text:span><text:span text:style-name="T6">color</text:span><text:span text:style-name="T5"> </text:span><text:span text:style-name="T4">=</text:span><text:span text:style-name="T5"> </text:span><text:span text:style-name="T13">"brown"</text:span><text:span text:style-name="T5">;</text:span></text:p><text:p><text:span text:style-name="T3">13 <text:s/></text:span><text:span text:style-name="T5"><text:s text:c="4"/>}</text:span></text:p><text:p><text:span text:style-name="T3">14 <text:s/></text:span><text:span text:style-name="T5">}</text:span></text:p></draw:text-box></draw:frame></text:p>
      <text:p text:style-name="P23">Uno de los constructores toma un solo parámetro <text:span text:style-name="T2">int</text:span>. El otro toma un <text:span text:style-name="T2">int</text:span> y un <text:span text:style-name="T2">String</text:span>. Estas listas de parámetros son diferentes, por lo que los constructores se sobrecargan correctamente.</text:p>
      <text:p text:style-name="P23"/>
      <text:p text:style-name="P23">Hay un poco de duplicación, ya que <text:span text:style-name="T2">this.weight</text:span> se asigna de la misma manera en ambos constructores. En programación, incluso un poco de duplicación tiende a convertirse en mucha duplicación a medida que seguimos agregando "solo una cosa más". Entonces, ¿cómo puedes hacer que un constructor llame a otro constructor? Podrías verte tentado de reescribir el primer constructor de la siguiente manera:</text:p>
      <text:p text:style-name="P23"><draw:frame text:anchor-type="paragraph" draw:z-index="26" draw:name="Marco de texto 23" draw:style-name="gr5" draw:text-style-name="P9" svg:width="12.415cm" svg:height="1.625cm" svg:x="0.482cm" svg:y="0.302cm"><draw:text-box><text:p><text:span text:style-name="T3">1 <text:s/></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 </text:span><text:span text:style-name="T3">// Segundo constructor</text:span></text:p><text:p><text:span text:style-name="T3">2 <text:s/></text:span><text:span text:style-name="T5"><text:s text:c="4"/></text:span><text:span text:style-name="T6">Hamster</text:span><text:span text:style-name="T5">(</text:span><text:span text:style-name="T6">weight</text:span><text:span text:style-name="T5">, </text:span><text:span text:style-name="T13">"brown"</text:span><text:span text:style-name="T5">); </text:span><text:span text:style-name="T3">// NO COMPILA</text:span></text:p><text:p><text:span text:style-name="T3">3 <text:s/></text:span><text:span text:style-name="T5">}</text:span></text:p></draw:text-box></draw:frame><text:soft-page-break/>Esto no funcionará. Se puede llamar a los constructores solo escribiendo <text:span text:style-name="T2">new</text:span> antes del nombre del constructor. No son como los métodos normales a los que puedes llamar. ¿Qué pasa si ponemos <text:span text:style-name="T2">new</text:span> antes del nombre del constructor?</text:p>
      <text:p text:style-name="P23"><draw:frame text:anchor-type="paragraph" draw:z-index="27" draw:name="Marco de texto 24" draw:style-name="gr5" draw:text-style-name="P9" svg:width="12.415cm" svg:height="1.625cm" svg:x="0.482cm" svg:y="0.302cm"><draw:text-box><text:p><text:span text:style-name="T3">1 <text:s/></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 </text:span><text:span text:style-name="T3">// Segundo constructor</text:span></text:p><text:p><text:span text:style-name="T3">2 <text:s/></text:span><text:span text:style-name="T5"><text:s text:c="4"/></text:span><text:span text:style-name="T4">new</text:span><text:span text:style-name="T5"> </text:span><text:span text:style-name="T6">Hamster</text:span><text:span text:style-name="T5">(</text:span><text:span text:style-name="T6">weight</text:span><text:span text:style-name="T5">, </text:span><text:span text:style-name="T13">"brown"</text:span><text:span text:style-name="T5">); </text:span><text:span text:style-name="T3">// Compila, pero crea un objeto adicional</text:span></text:p><text:p><text:span text:style-name="T3">3 <text:s/></text:span><text:span text:style-name="T5">}</text:span></text:p></draw:text-box></draw:frame>Este intento compila. Sin embargo, no hace lo que queremos. Cuando se llama a este constructor, crea un nuevo objeto con el peso y el color predeterminados. Luego, construye un objeto diferente con el peso y el color deseados. De esta manera, terminamos con dos objetos, uno de los cuales se descarta después de su creación. Eso no es lo que queremos. Queremos que <text:span text:style-name="T2">weight</text:span> y <text:span text:style-name="T2">color</text:span> se establezcan en el objeto que estamos tratando de instanciar en primer lugar.</text:p>
      <text:p text:style-name="P23"/>
      <text:p text:style-name="P23">Java proporciona una solución: <text:span text:style-name="T2">this()</text:span> - sí, la misma palabra clave que usamos para referirnos a los miembros de la instancia, pero con paréntesis. Cuando se usa <text:span text:style-name="T2">this()</text:span> con paréntesis, Java llama a otro constructor en la misma instancia de la clase.</text:p>
      <text:p text:style-name="P24"><draw:frame text:anchor-type="paragraph" draw:z-index="28" draw:name="Marco de texto 25" draw:style-name="gr15" draw:text-style-name="P9" svg:width="12.415cm" svg:height="1.541cm" svg:x="0.482cm" svg:y="0.342cm"><draw:text-box><text:p><text:span text:style-name="T3">1 <text:s/></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 </text:span></text:p><text:p><text:span text:style-name="T3">2 <text:s/></text:span><text:span text:style-name="T5"><text:s text:c="2"/></text:span><text:span text:style-name="T4">this</text:span><text:span text:style-name="T5">(</text:span><text:span text:style-name="T6">weight</text:span><text:span text:style-name="T5">, </text:span><text:span text:style-name="T13">"brown"</text:span><text:span text:style-name="T5">); </text:span></text:p><text:p><text:span text:style-name="T3">3 <text:s/></text:span><text:span text:style-name="T5">}</text:span></text:p></draw:text-box></draw:frame></text:p>
      <text:p text:style-name="P24">Ahora Java llama al constructor que toma dos parámetros, con peso y color establecidos como se espera.</text:p>
      <text:p text:style-name="P24"/>
      <text:p text:style-name="P24"><text:span text:style-name="T2">this vs. this()</text:span>: A pesar de usar la misma palabra clave, <text:span text:style-name="T2">this</text:span> y <text:span text:style-name="T2">this()</text:span> son muy diferentes. El primero, <text:span text:style-name="T2">this</text:span>, se refiere a una instancia de la clase, mientras que el segundo, <text:span text:style-name="T2">this()</text:span>, se refiere a una llamada de constructor dentro de la clase. </text:p>
      <text:p text:style-name="P24"/>
      <text:p text:style-name="P24">Llamar a <text:span text:style-name="T2">this()</text:span> tiene una regla, la llamada a <text:span text:style-name="T2">this()</text:span> debe ser la primera declaración en el constructor. El efecto secundario de esto es que solo puede haber una llamada a <text:span text:style-name="T2">this()</text:span> en cualquier constructor.</text:p>
      <text:p text:style-name="P24"><draw:frame text:anchor-type="paragraph" draw:z-index="29" draw:name="Marco de texto 26" draw:style-name="gr16" draw:text-style-name="P9" svg:width="12.415cm" svg:height="2.031cm" svg:x="0.482cm" svg:y="0.302cm"><draw:text-box><text:p text:style-name="P25"><text:span text:style-name="T3">1 <text:s/></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text:span></text:p><text:p text:style-name="P25"><text:span text:style-name="T3">2 <text:s/></text:span><text:span text:style-name="T5"><text:s/></text:span><text:span text:style-name="T6">System</text:span><text:span text:style-name="T5">.</text:span><text:span text:style-name="T6">out</text:span><text:span text:style-name="T5">.</text:span><text:span text:style-name="T6">println</text:span><text:span text:style-name="T5">(</text:span><text:span text:style-name="T13">"chew"</text:span><text:span text:style-name="T5">);</text:span></text:p><text:p text:style-name="P25"><text:span text:style-name="T3">3 <text:s/></text:span><text:span text:style-name="T5"><text:s/></text:span><text:span text:style-name="T3">// Establecer peso y color predeterminado</text:span></text:p><text:p text:style-name="P25"><text:span text:style-name="T3">4 <text:s/></text:span><text:span text:style-name="T5"><text:s/></text:span><text:span text:style-name="T4">this</text:span><text:span text:style-name="T5">(</text:span><text:span text:style-name="T6">weight</text:span><text:span text:style-name="T5">, </text:span><text:span text:style-name="T13">"brown"</text:span><text:span text:style-name="T5">); </text:span><text:span text:style-name="T3">// NO COMPILA</text:span></text:p><text:p text:style-name="P25"><text:span text:style-name="T3">5 <text:s/></text:span><text:span text:style-name="T5">}</text:span></text:p></draw:text-box></draw:frame></text:p>
      <text:p text:style-name="P24"/>
      <text:p text:style-name="P24">A pesar de que una declaración de impresión en la línea 4 no cambia ninguna variable, sigue siendo una declaración de Java y no se permite insertarla antes de la llamada a <text:span text:style-name="T2">this()</text:span>. El comentario en la línea 5 está bien. Los comentarios no se consideran declaraciones y se permiten en cualquier lugar.</text:p>
      <text:p text:style-name="P24"/>
      <text:p text:style-name="P24">Hay una última regla para los constructores sobrecargados que debes conocer. Considera la siguiente definición de la clase Gopher:</text:p>
      <text:p text:style-name="P24"><draw:frame text:anchor-type="paragraph" draw:z-index="30" draw:name="Marco de texto 27" draw:style-name="gr4" draw:text-style-name="P9" svg:width="12.415cm" svg:height="2.031cm" svg:x="0.482cm" svg:y="0.302cm"><draw:text-box><text:p><text:span text:style-name="T3">1 <text:s/></text:span><text:span text:style-name="T4">public</text:span><text:span text:style-name="T5"> </text:span><text:span text:style-name="T4">class</text:span><text:span text:style-name="T5"> </text:span><text:span text:style-name="T6">Gopher</text:span><text:span text:style-name="T5"> {</text:span></text:p><text:p><text:span text:style-name="T3">2 <text:s/></text:span><text:span text:style-name="T5"><text:s text:c="2"/></text:span><text:span text:style-name="T4">public</text:span><text:span text:style-name="T5"> </text:span><text:span text:style-name="T8">Gopher</text:span><text:span text:style-name="T5">(</text:span><text:span text:style-name="T7">int</text:span><text:span text:style-name="T5"> </text:span><text:span text:style-name="T6">dugHoles</text:span><text:span text:style-name="T5">) {</text:span></text:p><text:p><text:span text:style-name="T3">3 <text:s/></text:span><text:span text:style-name="T5"><text:s text:c="4"/></text:span><text:span text:style-name="T4">this</text:span><text:span text:style-name="T5">(</text:span><text:span text:style-name="T9">5</text:span><text:span text:style-name="T5">); </text:span><text:span text:style-name="T3">// NO COMPILA</text:span></text:p><text:p><text:span text:style-name="T3">4 <text:s/></text:span><text:span text:style-name="T5"><text:s text:c="2"/>}</text:span></text:p><text:p><text:span text:style-name="T3">5 <text:s/></text:span><text:span text:style-name="T5">}</text:span></text:p></draw:text-box></draw:frame></text:p>
      <text:p text:style-name="P24">El compilador es capaz de detectar que este constructor se está llamando a sí mismo infinitamente.</text:p>
      <text:p text:style-name="P24"><draw:frame text:anchor-type="paragraph" draw:z-index="31" draw:name="Marco de texto 28" draw:style-name="gr4" draw:text-style-name="P9" svg:width="12.415cm" svg:height="3.248cm" svg:x="0.482cm" svg:y="0.302cm"><draw:text-box><text:p><text:span text:style-name="T3">1 <text:s/></text:span><text:span text:style-name="T4">public</text:span><text:span text:style-name="T5"> </text:span><text:span text:style-name="T4">class</text:span><text:span text:style-name="T5"> </text:span><text:span text:style-name="T6">Gopher</text:span><text:span text:style-name="T5"> {</text:span></text:p><text:p><text:span text:style-name="T3">2 <text:s/></text:span><text:span text:style-name="T5"><text:s text:c="2"/></text:span><text:span text:style-name="T4">public</text:span><text:span text:style-name="T5"> </text:span><text:span text:style-name="T8">Gopher</text:span><text:span text:style-name="T5">() {</text:span></text:p><text:p><text:span text:style-name="T3">3 <text:s/></text:span><text:span text:style-name="T5"><text:s text:c="4"/></text:span><text:span text:style-name="T4">this</text:span><text:span text:style-name="T5">(</text:span><text:span text:style-name="T9">5</text:span><text:span text:style-name="T5">); </text:span><text:span text:style-name="T3">// NO COMPILA</text:span></text:p><text:p><text:span text:style-name="T3">4 <text:s/></text:span><text:span text:style-name="T5"><text:s text:c="2"/>}</text:span></text:p><text:p><text:span text:style-name="T3">5 <text:s/></text:span><text:span text:style-name="T5"><text:s text:c="2"/></text:span><text:span text:style-name="T4">public</text:span><text:span text:style-name="T5"> </text:span><text:span text:style-name="T8">Gopher</text:span><text:span text:style-name="T5">(</text:span><text:span text:style-name="T7">int</text:span><text:span text:style-name="T5"> </text:span><text:span text:style-name="T6">dugHoles</text:span><text:span text:style-name="T5">) {</text:span></text:p><text:p><text:span text:style-name="T3">6 <text:s/></text:span><text:span text:style-name="T5"><text:s text:c="4"/></text:span><text:span text:style-name="T4">this</text:span><text:span text:style-name="T5">(); </text:span><text:span text:style-name="T3">// NO COMPILA</text:span></text:p><text:p><text:span text:style-name="T3">7 <text:s/></text:span><text:span text:style-name="T5"><text:s text:c="2"/>}</text:span></text:p><text:p><text:span text:style-name="T3">8 <text:s/></text:span><text:span text:style-name="T5">}</text:span></text:p></draw:text-box></draw:frame></text:p>
      <text:p text:style-name="P23">En este ejemplo, los constructores se llaman entre sí, y el proceso continúa infinitamente. Dado que el compilador puede detectar esto, informa un error. </text:p>
      <text:p text:style-name="P23"/>
      <text:p text:style-name="P26">Llamando a Constructores Padre con <text:span text:style-name="T1">super()</text:span></text:p>
      <text:p text:style-name="P23"/>
      <text:p text:style-name="P23">¿cómo se inicializan los miembros de instancia de la clase padre?</text:p>
      <text:p text:style-name="P23"/>
      <text:p text:style-name="P23">La primera declaración de cada constructor es una llamada a un constructor padre usando <text:span text:style-name="T2">super()</text:span> u otro constructor en la clase usando <text:span text:style-name="T2">this()</text:span>. Lee la oración anterior dos veces para asegurarte de recordarla. ¡Es realmente importante!</text:p>
      <text:p text:style-name="P23"/>
      <text:p text:style-name="P23">Veamos la clase Animal y su subclase Zebra y veamos cómo sus constructores pueden escribirse correctamente para llamarse entre sí:</text:p>
      <text:p text:style-name="P23"/>
      <text:p text:style-name="P23"/>
      <text:p text:style-name="P23"/>
      <text:p text:style-name="P23"/>
      <text:p text:style-name="P23"/>
      <text:p text:style-name="P23"/>
      <text:p text:style-name="P23"><draw:frame text:anchor-type="paragraph" draw:z-index="32" draw:name="Marco de texto 29" draw:style-name="gr4" draw:text-style-name="P9" svg:width="12.415cm" svg:height="6.494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Animal</text:span><text:span text:style-name="T5"> {</text:span></text:p><text:p><text:span text:style-name="T3"><text:s/></text:span><text:span text:style-name="T3">2 <text:s/></text:span><text:span text:style-name="T5"><text:s text:c="2"/></text:span><text:span text:style-name="T4">private</text:span><text:span text:style-name="T5"> </text:span><text:span text:style-name="T7">int</text:span><text:span text:style-name="T5"> </text:span><text:span text:style-name="T6">age</text:span><text:span text:style-name="T5">;</text:span></text:p><text:p><text:span text:style-name="T3"><text:s/></text:span><text:span text:style-name="T3">3 <text:s/></text:span><text:span text:style-name="T5"><text:s text:c="2"/></text:span><text:span text:style-name="T4">public</text:span><text:span text:style-name="T5"> </text:span><text:span text:style-name="T8">Animal</text:span><text:span text:style-name="T5">(</text:span><text:span text:style-name="T7">int</text:span><text:span text:style-name="T5"> </text:span><text:span text:style-name="T6">age</text:span><text:span text:style-name="T5">) {</text:span></text:p><text:p><text:span text:style-name="T3"><text:s/></text:span><text:span text:style-name="T3">4 <text:s/></text:span><text:span text:style-name="T5"><text:s text:c="4"/></text:span><text:span text:style-name="T4">super</text:span><text:span text:style-name="T5">(); </text:span><text:span text:style-name="T3">// Se refiere al constructor en java.lang.Object</text:span></text:p><text:p><text:span text:style-name="T3"><text:s/></text:span><text:span text:style-name="T3">5 <text:s/></text:span><text:span text:style-name="T5"><text:s text:c="4"/></text:span><text:span text:style-name="T4">this</text:span><text:span text:style-name="T5">.</text:span><text:span text:style-name="T6">age</text:span><text:span text:style-name="T5"> </text:span><text:span text:style-name="T4">=</text:span><text:span text:style-name="T5"> </text:span><text:span text:style-name="T6">age</text:span><text:span text:style-name="T5">;</text:span></text:p><text:p><text:span text:style-name="T3"><text:s/></text:span><text:span text:style-name="T3">6 <text:s/></text:span><text:span text:style-name="T5"><text:s text:c="2"/>}</text:span></text:p><text:p><text:span text:style-name="T3"><text:s/></text:span><text:span text:style-name="T3">7 <text:s/></text:span><text:span text:style-name="T5">}</text:span></text:p><text:p><text:span text:style-name="T3"><text:s/></text:span><text:span text:style-name="T3">8 <text:s/></text:span></text:p><text:p><text:span text:style-name="T3"><text:s/></text:span><text:span text:style-name="T3">9 <text:s/></text:span><text:span text:style-name="T4">public</text:span><text:span text:style-name="T5"> </text:span><text:span text:style-name="T4">class</text:span><text:span text:style-name="T5"> </text:span><text:span text:style-name="T6">Zebra</text:span><text:span text:style-name="T5"> </text:span><text:span text:style-name="T4">extends</text:span><text:span text:style-name="T5"> </text:span><text:span text:style-name="T6">Animal</text:span><text:span text:style-name="T5"> {</text:span></text:p><text:p><text:span text:style-name="T3">10 <text:s/></text:span><text:span text:style-name="T5"><text:s text:c="2"/></text:span><text:span text:style-name="T4">public</text:span><text:span text:style-name="T5"> </text:span><text:span text:style-name="T8">Zebra</text:span><text:span text:style-name="T5">(</text:span><text:span text:style-name="T7">int</text:span><text:span text:style-name="T5"> </text:span><text:span text:style-name="T6">age</text:span><text:span text:style-name="T5">) {</text:span></text:p><text:p><text:span text:style-name="T3">11 <text:s/></text:span><text:span text:style-name="T5"><text:s text:c="4"/></text:span><text:span text:style-name="T4">super</text:span><text:span text:style-name="T5">(</text:span><text:span text:style-name="T6">age</text:span><text:span text:style-name="T5">); </text:span><text:span text:style-name="T3">// Se refiere al constructor en Animal</text:span></text:p><text:p><text:span text:style-name="T3">12 <text:s/></text:span><text:span text:style-name="T5"><text:s text:c="2"/>}</text:span></text:p><text:p><text:span text:style-name="T3">13 <text:s/></text:span><text:span text:style-name="T5"><text:s text:c="2"/></text:span><text:span text:style-name="T4">public</text:span><text:span text:style-name="T5"> </text:span><text:span text:style-name="T8">Zebra</text:span><text:span text:style-name="T5">() {</text:span></text:p><text:p><text:span text:style-name="T3">14 <text:s/></text:span><text:span text:style-name="T5"><text:s text:c="4"/></text:span><text:span text:style-name="T4">this</text:span><text:span text:style-name="T5">(</text:span><text:span text:style-name="T9">4</text:span><text:span text:style-name="T5">); </text:span><text:span text:style-name="T3">// Se refiere al constructor en Zebra con argumento int</text:span></text:p><text:p><text:span text:style-name="T3">15 <text:s/></text:span><text:span text:style-name="T5"><text:s text:c="2"/>}</text:span></text:p><text:p><text:span text:style-name="T3">16 <text:s/></text:span><text:span text:style-name="T5">}</text:span></text:p></draw:text-box></draw:frame><text:soft-page-break/></text:p>
      <text:p text:style-name="P23">En la clase Animal, la primera declaración del constructor es una llamada al constructor padre definido en <text:span text:style-name="T2">java.lang.Object</text:span>, que no toma argumentos. En la segunda clase, Zebra, la primera declaración del primer constructor es una llamada al constructor de Animal, que toma un solo argumento. La clase Zebra también incluye un segundo constructor sin argumentos que no llama a <text:span text:style-name="T2">super()</text:span> sino que llama al otro constructor dentro de la clase Zebra usando <text:span text:style-name="T2">this(4)</text:span>.</text:p>
      <text:p text:style-name="P23"/>
      <text:p text:style-name="P26">super vs. <text:span text:style-name="T20">s</text:span>uper()</text:p>
      <text:p text:style-name="P23"/>
      <text:p text:style-name="P27">Al igual que <text:span text:style-name="T2">this</text:span> y <text:span text:style-name="T2">this()</text:span>, <text:span text:style-name="T2">super</text:span> y <text:span text:style-name="T2">super()</text:span> no están relacionados en Java. El primero, <text:span text:style-name="T2">super</text:span>, se utiliza para hacer referencia a los miembros de la clase padre, mientras que el segundo, <text:span text:style-name="T2">super()</text:span>, llama a un constructor padre. Cada vez que veas la palabra clave <text:span text:style-name="T2">super</text:span> en el examen, asegúrate de que se esté utilizando correctamente.</text:p>
      <text:p text:style-name="P27"/>
      <text:p text:style-name="P27">Al igual que llamar a <text:span text:style-name="T2">this()</text:span>, llamar a <text:span text:style-name="T2">super()</text:span> solo se puede usar como la primera declaración del constructor. Por ejemplo, las siguientes dos definiciones de clase no compilarán:</text:p>
      <text:p text:style-name="P23"><draw:frame text:anchor-type="paragraph" draw:z-index="33" draw:name="Marco de texto 30" draw:style-name="gr16" draw:text-style-name="P9" svg:width="12.415cm" svg:height="2.437cm" svg:x="0.482cm" svg:y="0.302cm"><draw:text-box><text:p text:style-name="P25"><text:span text:style-name="T3">1 <text:s/></text:span><text:span text:style-name="T4">public</text:span><text:span text:style-name="T5"> </text:span><text:span text:style-name="T4">class</text:span><text:span text:style-name="T5"> </text:span><text:span text:style-name="T6">Zoo</text:span><text:span text:style-name="T5"> {</text:span></text:p><text:p text:style-name="P25"><text:span text:style-name="T3">2 <text:s/></text:span><text:span text:style-name="T5"><text:s text:c="2"/></text:span><text:span text:style-name="T4">public</text:span><text:span text:style-name="T5"> </text:span><text:span text:style-name="T8">Zoo</text:span><text:span text:style-name="T5">() {</text:span></text:p><text:p text:style-name="P25"><text:span text:style-name="T3">3 <text:s/></text:span><text:span text:style-name="T5"><text:s text:c="4"/></text:span><text:span text:style-name="T6">System</text:span><text:span text:style-name="T5">.</text:span><text:span text:style-name="T6">out</text:span><text:span text:style-name="T5">.</text:span><text:span text:style-name="T6">println</text:span><text:span text:style-name="T5">(</text:span><text:span text:style-name="T13">"Zoo creado"</text:span><text:span text:style-name="T5">);</text:span></text:p><text:p text:style-name="P25"><text:span text:style-name="T3">4 <text:s/></text:span><text:span text:style-name="T5"><text:s text:c="4"/></text:span><text:span text:style-name="T4">super</text:span><text:span text:style-name="T5">(); </text:span><text:span text:style-name="T3">// NO COMPILA</text:span></text:p><text:p text:style-name="P25"><text:span text:style-name="T3">5 <text:s/></text:span><text:span text:style-name="T5"><text:s text:c="2"/>}</text:span></text:p><text:p text:style-name="P25"><text:span text:style-name="T3">6 <text:s/></text:span><text:span text:style-name="T5">}</text:span></text:p></draw:text-box></draw:frame></text:p>
      <text:p text:style-name="P23"/>
      <text:p text:style-name="P23"/>
      <text:p text:style-name="P23"/>
      <text:p text:style-name="P23"/>
      <text:p text:style-name="P23"><draw:frame text:anchor-type="paragraph" draw:z-index="34" draw:name="Marco de texto 31" draw:style-name="gr16" draw:text-style-name="P9" svg:width="12.415cm" svg:height="2.842cm" svg:x="0.482cm" svg:y="0.302cm"><draw:text-box><text:p text:style-name="P25"><text:span text:style-name="T3">1 <text:s/></text:span><text:span text:style-name="T4">public</text:span><text:span text:style-name="T5"> </text:span><text:span text:style-name="T4">class</text:span><text:span text:style-name="T5"> </text:span><text:span text:style-name="T6">Zoo</text:span><text:span text:style-name="T5"> {</text:span></text:p><text:p text:style-name="P25"><text:span text:style-name="T3">2 <text:s/></text:span><text:span text:style-name="T5"><text:s text:c="2"/></text:span><text:span text:style-name="T4">public</text:span><text:span text:style-name="T5"> </text:span><text:span text:style-name="T8">Zoo</text:span><text:span text:style-name="T5">() {</text:span></text:p><text:p text:style-name="P25"><text:span text:style-name="T3">3 <text:s/></text:span><text:span text:style-name="T5"><text:s text:c="3"/></text:span><text:span text:style-name="T4">super</text:span><text:span text:style-name="T5">();</text:span></text:p><text:p text:style-name="P25"><text:span text:style-name="T3">4 <text:s/></text:span><text:span text:style-name="T5"><text:s text:c="3"/></text:span><text:span text:style-name="T6">System</text:span><text:span text:style-name="T5">.</text:span><text:span text:style-name="T6">out</text:span><text:span text:style-name="T5">.</text:span><text:span text:style-name="T6">println</text:span><text:span text:style-name="T5">(</text:span><text:span text:style-name="T21">“</text:span><text:span text:style-name="T6">Zoo</text:span><text:span text:style-name="T5"> </text:span><text:span text:style-name="T6">created</text:span><text:span text:style-name="T21">”</text:span><text:span text:style-name="T5">);</text:span></text:p><text:p text:style-name="P25"><text:span text:style-name="T3">5 <text:s/></text:span><text:span text:style-name="T5"><text:s text:c="4"/></text:span><text:span text:style-name="T4">super</text:span><text:span text:style-name="T5">(); </text:span><text:span text:style-name="T3">// No compila</text:span></text:p><text:p text:style-name="P25"><text:span text:style-name="T3">6 <text:s/></text:span><text:span text:style-name="T5"><text:s text:c="3"/>}</text:span></text:p><text:p text:style-name="P25"><text:span text:style-name="T3">7 <text:s/></text:span><text:span text:style-name="T5"><text:s/>}</text:span></text:p></draw:text-box></draw:frame></text:p>
      <text:p text:style-name="P2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9.7cm" fo:page-height="21.001cm" style:num-format="1" style:print-orientation="landscape" fo:margin-top="1cm" fo:margin-bottom="0.499cm" fo:margin-left="1cm" fo:margin-right="1cm" fo:border="0.06pt solid #000000" fo:padding="0.04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2" fo:column-gap="0.25cm">
          <style:column-sep style:width="0.009cm" style:color="#000000" style:height="100%" style:style="solid"/>
          <style:column style:rel-width="32767*" fo:start-indent="0cm" fo:end-indent="0.125cm"/>
          <style:column style:rel-width="32768*" fo:start-indent="0.125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fill="none" draw:background-size="full" draw:fill-color="#729fcf"/>
    </style:style>
  </office:automatic-styles>
  <office:master-styles>
    <style:master-page style:name="Standard" style:page-layout-name="Mpm1" draw:style-name="Mdp1">
      <style:footer>
        <text:p text:style-name="Footer"><text:page-number text:select-page="current">6</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30T20:51:55.089009884</meta:creation-date>
    <dc:date>2025-02-03T22:39:34.310000000</dc:date>
    <meta:editing-duration>PT16H17M43S</meta:editing-duration>
    <meta:editing-cycles>76</meta:editing-cycles>
    <meta:generator>LibreOffice/24.8.4.2$Windows_X86_64 LibreOffice_project/bb3cfa12c7b1bf994ecc5649a80400d06cd71002</meta:generator>
    <meta:document-statistic meta:table-count="0" meta:image-count="4" meta:object-count="0" meta:page-count="8" meta:paragraph-count="86" meta:word-count="2970" meta:character-count="17832" meta:non-whitespace-character-count="14935"/>
  </office:meta>
</office:document-meta>
</file>